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cala Sans" svg:font-family="'Scala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6.6979in" fo:margin-left="0in" table:align="left"/>
    </style:style>
    <style:style style:name="Tabelle1.A" style:family="table-column">
      <style:table-column-properties style:column-width="6.6979in"/>
    </style:style>
    <style:style style:name="Tabelle1.A1" style:family="table-cell">
      <style:table-cell-properties fo:padding="0.0382in" fo:border="none"/>
    </style:style>
    <style:style style:name="P1" style:family="paragraph" style:parent-style-name="Text_20_body">
      <style:paragraph-properties fo:line-height="150%" fo:text-align="center" style:justify-single-word="false"/>
      <style:text-properties style:font-name="Arial" fo:font-size="12pt" fo:font-style="italic" officeooo:rsid="04e5f0af" officeooo:paragraph-rsid="04e5f0af" style:font-size-asian="12pt" style:font-style-asian="italic" style:font-size-complex="12pt" style:font-style-complex="italic"/>
    </style:style>
    <style:style style:name="P2" style:family="paragraph" style:parent-style-name="Preformatted_20_Text">
      <style:paragraph-properties fo:line-height="150%" fo:text-align="justify" style:justify-single-word="false"/>
      <style:text-properties style:font-name="Arial" fo:font-size="14pt" fo:language="en" fo:country="US" fo:font-weight="bold" officeooo:rsid="04a6bbc6" officeooo:paragraph-rsid="04a6bbc6" style:font-size-asian="14pt" style:font-weight-asian="bold" style:font-size-complex="14pt" style:font-weight-complex="bold"/>
    </style:style>
    <style:style style:name="P3" style:family="paragraph" style:parent-style-name="Preformatted_20_Text">
      <style:paragraph-properties fo:line-height="150%" fo:text-align="justify" style:justify-single-word="false"/>
      <style:text-properties style:font-name="Arial" fo:font-size="14pt" fo:language="en" fo:country="US" fo:font-weight="bold" officeooo:rsid="0646df28" officeooo:paragraph-rsid="0646df28" style:font-size-asian="14pt" style:font-weight-asian="bold" style:font-size-complex="14pt" style:font-weight-complex="bold"/>
    </style:style>
    <style:style style:name="P4" style:family="paragraph" style:parent-style-name="Preformatted_20_Text">
      <style:paragraph-properties fo:line-height="150%" fo:text-align="justify" style:justify-single-word="false"/>
      <style:text-properties style:font-name="Arial" fo:font-size="14pt" fo:language="en" fo:country="US" fo:font-weight="bold" style:font-size-asian="14pt" style:font-weight-asian="bold" style:font-size-complex="14pt" style:font-weight-complex="bold"/>
    </style:style>
    <style:style style:name="P5" style:family="paragraph" style:parent-style-name="Preformatted_20_Text">
      <style:paragraph-properties fo:line-height="150%" fo:text-align="justify" style:justify-single-word="false"/>
      <style:text-properties style:font-name="Arial" fo:font-size="14pt" fo:language="en" fo:country="US" fo:font-weight="bold" officeooo:rsid="000c5865" officeooo:paragraph-rsid="000c5865" style:font-size-asian="14pt" style:font-weight-asian="bold" style:font-size-complex="14pt" style:font-weight-complex="bold"/>
    </style:style>
    <style:style style:name="P6" style:family="paragraph" style:parent-style-name="Preformatted_20_Text">
      <style:paragraph-properties fo:line-height="150%" fo:text-align="justify" style:justify-single-word="false"/>
      <style:text-properties style:font-name="Arial" fo:font-size="14pt" fo:language="en" fo:country="US" fo:font-weight="bold" officeooo:rsid="000defd9" officeooo:paragraph-rsid="000defd9" style:font-size-asian="14pt" style:font-weight-asian="bold" style:font-size-complex="14pt" style:font-weight-complex="bold"/>
    </style:style>
    <style:style style:name="P7" style:family="paragraph" style:parent-style-name="Preformatted_20_Text">
      <style:paragraph-properties fo:line-height="150%" fo:text-align="justify" style:justify-single-word="false"/>
      <style:text-properties style:font-name="Arial" fo:font-size="14pt" fo:language="en" fo:country="US" fo:font-weight="bold" officeooo:rsid="00d2db3a" officeooo:paragraph-rsid="005092b3" style:font-size-asian="14pt" style:font-weight-asian="bold" style:font-size-complex="14pt" style:font-weight-complex="bold"/>
    </style:style>
    <style:style style:name="P8" style:family="paragraph" style:parent-style-name="Preformatted_20_Text">
      <style:paragraph-properties fo:line-height="150%" fo:text-align="justify" style:justify-single-word="false"/>
      <style:text-properties style:font-name="Arial" fo:font-size="14pt" fo:language="en" fo:country="US" fo:font-weight="bold" officeooo:rsid="04ebb6a9" officeooo:paragraph-rsid="04ebb6a9" style:font-size-asian="14pt" style:font-weight-asian="bold" style:font-size-complex="14pt" style:font-weight-complex="bold"/>
    </style:style>
    <style:style style:name="P9" style:family="paragraph" style:parent-style-name="Preformatted_20_Text">
      <style:paragraph-properties fo:line-height="150%" fo:text-align="justify" style:justify-single-word="false"/>
      <style:text-properties style:font-name="Arial" fo:font-size="14pt" fo:language="en" fo:country="US" fo:font-weight="bold" officeooo:rsid="00f2c3bf" officeooo:paragraph-rsid="00f2c3bf" style:font-size-asian="14pt" style:font-weight-asian="bold" style:font-size-complex="14pt" style:font-weight-complex="bold"/>
    </style:style>
    <style:style style:name="P10" style:family="paragraph" style:parent-style-name="Preformatted_20_Text">
      <style:paragraph-properties fo:line-height="150%" fo:text-align="justify" style:justify-single-word="false"/>
      <style:text-properties style:font-name="Arial" fo:font-size="14pt" fo:language="en" fo:country="US" fo:font-weight="bold" officeooo:rsid="02dd99c0" officeooo:paragraph-rsid="02dd99c0" style:font-size-asian="14pt" style:font-weight-asian="bold" style:font-size-complex="14pt" style:font-weight-complex="bold"/>
    </style:style>
    <style:style style:name="P11" style:family="paragraph" style:parent-style-name="Preformatted_20_Text">
      <style:paragraph-properties fo:line-height="150%" fo:text-align="justify" style:justify-single-word="false"/>
      <style:text-properties style:font-name="Arial" fo:font-size="14pt" fo:language="en" fo:country="US" fo:font-weight="bold" officeooo:rsid="049e4982" officeooo:paragraph-rsid="049e4982" style:font-size-asian="14pt" style:font-weight-asian="bold" style:font-size-complex="14pt" style:font-weight-complex="bold"/>
    </style:style>
    <style:style style:name="P12" style:family="paragraph" style:parent-style-name="Preformatted_20_Text">
      <style:paragraph-properties fo:line-height="150%" fo:text-align="justify" style:justify-single-word="false"/>
      <style:text-properties style:font-name="Arial" fo:language="en" fo:country="US" officeooo:rsid="0573878c" officeooo:paragraph-rsid="064b8855"/>
    </style:style>
    <style:style style:name="P13" style:family="paragraph" style:parent-style-name="Preformatted_20_Text">
      <style:paragraph-properties fo:line-height="150%" fo:text-align="justify" style:justify-single-word="false"/>
      <style:text-properties style:font-name="Arial" fo:language="en" fo:country="US" officeooo:rsid="058b0bb7" officeooo:paragraph-rsid="05a40e1c"/>
    </style:style>
    <style:style style:name="P14" style:family="paragraph" style:parent-style-name="Preformatted_20_Text">
      <style:paragraph-properties fo:line-height="150%" fo:text-align="justify" style:justify-single-word="false"/>
      <style:text-properties style:font-name="Arial" fo:language="en" fo:country="US" officeooo:rsid="05bfa513" officeooo:paragraph-rsid="0647ae88"/>
    </style:style>
    <style:style style:name="P15" style:family="paragraph" style:parent-style-name="Preformatted_20_Text">
      <style:paragraph-properties fo:line-height="150%" fo:text-align="justify" style:justify-single-word="false"/>
      <style:text-properties style:font-name="Arial" fo:language="en" fo:country="US" fo:font-style="normal" officeooo:rsid="05a49e49" officeooo:paragraph-rsid="05a40e1c" style:font-style-asian="normal" style:font-style-complex="normal"/>
    </style:style>
    <style:style style:name="P16" style:family="paragraph" style:parent-style-name="Preformatted_20_Text">
      <style:paragraph-properties fo:line-height="150%" fo:text-align="justify" style:justify-single-word="false"/>
      <style:text-properties style:font-name="Arial" fo:language="en" fo:country="US" fo:font-style="normal" officeooo:rsid="05ca6325" officeooo:paragraph-rsid="05bfa513" style:font-style-asian="normal" style:font-style-complex="normal"/>
    </style:style>
    <style:style style:name="P17" style:family="paragraph" style:parent-style-name="Preformatted_20_Text">
      <style:paragraph-properties fo:line-height="150%" fo:text-align="justify" style:justify-single-word="false"/>
      <style:text-properties style:font-name="Arial" fo:language="en" fo:country="US"/>
    </style:style>
    <style:style style:name="P18" style:family="paragraph" style:parent-style-name="Preformatted_20_Text">
      <style:paragraph-properties fo:line-height="150%" fo:text-align="justify" style:justify-single-word="false"/>
      <style:text-properties style:font-name="Arial" fo:language="en" fo:country="US" officeooo:rsid="020b0f22" officeooo:paragraph-rsid="020b0f22"/>
    </style:style>
    <style:style style:name="P19" style:family="paragraph" style:parent-style-name="Preformatted_20_Text">
      <style:paragraph-properties fo:line-height="150%" fo:text-align="justify" style:justify-single-word="false"/>
      <style:text-properties style:font-name="Arial" fo:language="en" fo:country="US" officeooo:rsid="021215c9" officeooo:paragraph-rsid="021b4692"/>
    </style:style>
    <style:style style:name="P20" style:family="paragraph" style:parent-style-name="Preformatted_20_Text">
      <style:paragraph-properties fo:line-height="150%" fo:text-align="justify" style:justify-single-word="false"/>
      <style:text-properties style:font-name="Arial" fo:language="en" fo:country="US" officeooo:rsid="02184190" officeooo:paragraph-rsid="02184190"/>
    </style:style>
    <style:style style:name="P21" style:family="paragraph" style:parent-style-name="Preformatted_20_Text">
      <style:paragraph-properties fo:line-height="150%" fo:text-align="justify" style:justify-single-word="false"/>
      <style:text-properties style:font-name="Arial" fo:language="en" fo:country="US" officeooo:rsid="02daaedd" officeooo:paragraph-rsid="02daaedd"/>
    </style:style>
    <style:style style:name="P22" style:family="paragraph" style:parent-style-name="Preformatted_20_Text">
      <style:paragraph-properties fo:line-height="150%" fo:text-align="justify" style:justify-single-word="false"/>
      <style:text-properties style:font-name="Arial" fo:language="en" fo:country="US" officeooo:rsid="000c5865" officeooo:paragraph-rsid="000a81a3"/>
    </style:style>
    <style:style style:name="P23" style:family="paragraph" style:parent-style-name="Preformatted_20_Text">
      <style:paragraph-properties fo:line-height="150%" fo:text-align="justify" style:justify-single-word="false"/>
      <style:text-properties style:font-name="Arial" fo:language="en" fo:country="US" officeooo:rsid="0307d447" officeooo:paragraph-rsid="031f1e32"/>
    </style:style>
    <style:style style:name="P24" style:family="paragraph" style:parent-style-name="Preformatted_20_Text">
      <style:paragraph-properties fo:line-height="150%" fo:text-align="justify" style:justify-single-word="false"/>
      <style:text-properties style:font-name="Arial" fo:language="en" fo:country="US" officeooo:rsid="066b45be" officeooo:paragraph-rsid="067ddfb0"/>
    </style:style>
    <style:style style:name="P25" style:family="paragraph" style:parent-style-name="Preformatted_20_Text">
      <style:paragraph-properties fo:line-height="150%" fo:text-align="justify" style:justify-single-word="false"/>
      <style:text-properties style:font-name="Arial" fo:language="en" fo:country="US" officeooo:rsid="031f1e32" officeooo:paragraph-rsid="064bfad8"/>
    </style:style>
    <style:style style:name="P26" style:family="paragraph" style:parent-style-name="Preformatted_20_Text">
      <style:paragraph-properties fo:line-height="150%" fo:text-align="justify" style:justify-single-word="false"/>
      <style:text-properties style:font-name="Arial" fo:language="en" fo:country="US" officeooo:rsid="06567c37" officeooo:paragraph-rsid="06567c37"/>
    </style:style>
    <style:style style:name="P27" style:family="paragraph" style:parent-style-name="Preformatted_20_Text">
      <style:paragraph-properties fo:line-height="150%" fo:text-align="justify" style:justify-single-word="false"/>
      <style:text-properties style:font-name="Arial" fo:language="en" fo:country="US" officeooo:rsid="03225f0b" officeooo:paragraph-rsid="03225f0b"/>
    </style:style>
    <style:style style:name="P28" style:family="paragraph" style:parent-style-name="Preformatted_20_Text">
      <style:paragraph-properties fo:line-height="150%" fo:text-align="justify" style:justify-single-word="false"/>
      <style:text-properties style:font-name="Arial" fo:language="en" fo:country="US" officeooo:rsid="0327dd47" officeooo:paragraph-rsid="0327dd47"/>
    </style:style>
    <style:style style:name="P29" style:family="paragraph" style:parent-style-name="Preformatted_20_Text">
      <style:paragraph-properties fo:line-height="150%" fo:text-align="justify" style:justify-single-word="false"/>
      <style:text-properties style:font-name="Arial" fo:language="en" fo:country="US" officeooo:rsid="033d5808" officeooo:paragraph-rsid="04705d0f"/>
    </style:style>
    <style:style style:name="P30" style:family="paragraph" style:parent-style-name="Preformatted_20_Text">
      <style:paragraph-properties fo:line-height="150%" fo:text-align="justify" style:justify-single-word="false"/>
      <style:text-properties style:font-name="Arial" fo:language="en" fo:country="US" officeooo:rsid="033ed568" officeooo:paragraph-rsid="033ed568"/>
    </style:style>
    <style:style style:name="P31" style:family="paragraph" style:parent-style-name="Preformatted_20_Text">
      <style:paragraph-properties fo:line-height="150%" fo:text-align="justify" style:justify-single-word="false"/>
      <style:text-properties style:font-name="Arial" fo:language="en" fo:country="US" officeooo:rsid="0342d434" officeooo:paragraph-rsid="0342d434"/>
    </style:style>
    <style:style style:name="P32" style:family="paragraph" style:parent-style-name="Preformatted_20_Text">
      <style:paragraph-properties fo:line-height="150%" fo:text-align="justify" style:justify-single-word="false"/>
      <style:text-properties style:font-name="Arial" fo:language="en" fo:country="US" officeooo:rsid="03c3facb" officeooo:paragraph-rsid="03c3facb"/>
    </style:style>
    <style:style style:name="P33" style:family="paragraph" style:parent-style-name="Preformatted_20_Text">
      <style:paragraph-properties fo:line-height="150%" fo:text-align="justify" style:justify-single-word="false"/>
      <style:text-properties style:font-name="Arial" fo:language="en" fo:country="US" officeooo:rsid="02f2c5ed" officeooo:paragraph-rsid="047a0115"/>
    </style:style>
    <style:style style:name="P34" style:family="paragraph" style:parent-style-name="Preformatted_20_Text">
      <style:paragraph-properties fo:line-height="150%" fo:text-align="justify" style:justify-single-word="false"/>
      <style:text-properties style:font-name="Arial" fo:language="en" fo:country="US" officeooo:rsid="000defd9" officeooo:paragraph-rsid="000defd9"/>
    </style:style>
    <style:style style:name="P35" style:family="paragraph" style:parent-style-name="Preformatted_20_Text">
      <style:paragraph-properties fo:line-height="150%" fo:text-align="justify" style:justify-single-word="false"/>
      <style:text-properties style:font-name="Arial" fo:language="en" fo:country="US" officeooo:rsid="001ca3ba" officeooo:paragraph-rsid="002ad81b"/>
    </style:style>
    <style:style style:name="P36" style:family="paragraph" style:parent-style-name="Preformatted_20_Text">
      <style:paragraph-properties fo:line-height="150%" fo:text-align="justify" style:justify-single-word="false"/>
      <style:text-properties style:font-name="Arial" fo:language="en" fo:country="US" officeooo:rsid="002093ad" officeooo:paragraph-rsid="002eb954"/>
    </style:style>
    <style:style style:name="P37" style:family="paragraph" style:parent-style-name="Preformatted_20_Text">
      <style:paragraph-properties fo:line-height="150%" fo:text-align="justify" style:justify-single-word="false"/>
      <style:text-properties style:font-name="Arial" fo:language="en" fo:country="US" officeooo:rsid="0032717a" officeooo:paragraph-rsid="0032717a"/>
    </style:style>
    <style:style style:name="P38" style:family="paragraph" style:parent-style-name="Preformatted_20_Text">
      <style:paragraph-properties fo:line-height="150%" fo:text-align="justify" style:justify-single-word="false"/>
      <style:text-properties style:font-name="Arial" fo:language="en" fo:country="US" officeooo:rsid="00380478" officeooo:paragraph-rsid="00380478"/>
    </style:style>
    <style:style style:name="P39" style:family="paragraph" style:parent-style-name="Preformatted_20_Text">
      <style:paragraph-properties fo:line-height="150%" fo:text-align="justify" style:justify-single-word="false"/>
      <style:text-properties style:font-name="Arial" fo:language="en" fo:country="US" officeooo:rsid="004fc388" officeooo:paragraph-rsid="004fc388"/>
    </style:style>
    <style:style style:name="P40" style:family="paragraph" style:parent-style-name="Preformatted_20_Text">
      <style:paragraph-properties fo:line-height="150%" fo:text-align="justify" style:justify-single-word="false"/>
      <style:text-properties style:font-name="Arial" fo:language="en" fo:country="US" officeooo:rsid="004fc388" officeooo:paragraph-rsid="00765c3c"/>
    </style:style>
    <style:style style:name="P41" style:family="paragraph" style:parent-style-name="Preformatted_20_Text">
      <style:paragraph-properties fo:line-height="150%" fo:text-align="justify" style:justify-single-word="false"/>
      <style:text-properties style:font-name="Arial" fo:language="en" fo:country="US" officeooo:rsid="005bb593" officeooo:paragraph-rsid="00765c3c"/>
    </style:style>
    <style:style style:name="P42" style:family="paragraph" style:parent-style-name="Preformatted_20_Text">
      <style:paragraph-properties fo:line-height="150%" fo:text-align="justify" style:justify-single-word="false"/>
      <style:text-properties style:font-name="Arial" fo:language="en" fo:country="US" officeooo:rsid="005e1be3" officeooo:paragraph-rsid="05e881fe"/>
    </style:style>
    <style:style style:name="P43" style:family="paragraph" style:parent-style-name="Preformatted_20_Text">
      <style:paragraph-properties fo:line-height="150%" fo:text-align="justify" style:justify-single-word="false"/>
      <style:text-properties style:font-name="Arial" fo:language="en" fo:country="US" officeooo:rsid="05e9cb37" officeooo:paragraph-rsid="05e9cb37"/>
    </style:style>
    <style:style style:name="P44" style:family="paragraph" style:parent-style-name="Preformatted_20_Text">
      <style:paragraph-properties fo:line-height="150%" fo:text-align="justify" style:justify-single-word="false"/>
      <style:text-properties style:font-name="Arial" fo:language="en" fo:country="US" officeooo:rsid="0085a48e" officeooo:paragraph-rsid="0085a48e"/>
    </style:style>
    <style:style style:name="P45" style:family="paragraph" style:parent-style-name="Preformatted_20_Text">
      <style:paragraph-properties fo:line-height="150%" fo:text-align="justify" style:justify-single-word="false"/>
      <style:text-properties style:font-name="Arial" fo:language="en" fo:country="US" officeooo:rsid="0053ff0d" officeooo:paragraph-rsid="014f540a"/>
    </style:style>
    <style:style style:name="P46" style:family="paragraph" style:parent-style-name="Preformatted_20_Text">
      <style:paragraph-properties fo:line-height="150%" fo:text-align="justify" style:justify-single-word="false"/>
      <style:text-properties style:font-name="Arial" fo:language="en" fo:country="US" officeooo:rsid="00c8a06a" officeooo:paragraph-rsid="015be541"/>
    </style:style>
    <style:style style:name="P47" style:family="paragraph" style:parent-style-name="Preformatted_20_Text">
      <style:paragraph-properties fo:line-height="150%" fo:text-align="justify" style:justify-single-word="false"/>
      <style:text-properties style:font-name="Arial" fo:language="en" fo:country="US" officeooo:rsid="00f01f07" officeooo:paragraph-rsid="01b9866d"/>
    </style:style>
    <style:style style:name="P48" style:family="paragraph" style:parent-style-name="Preformatted_20_Text">
      <style:paragraph-properties fo:line-height="150%" fo:text-align="justify" style:justify-single-word="false"/>
      <style:text-properties style:font-name="Arial" fo:language="en" fo:country="US" officeooo:rsid="00f12f9c" officeooo:paragraph-rsid="01b9866d"/>
    </style:style>
    <style:style style:name="P49" style:family="paragraph" style:parent-style-name="Preformatted_20_Text">
      <style:paragraph-properties fo:line-height="150%" fo:text-align="justify" style:justify-single-word="false"/>
      <style:text-properties style:font-name="Arial" fo:language="en" fo:country="US" officeooo:rsid="00f12f9c" officeooo:paragraph-rsid="00fc010e"/>
    </style:style>
    <style:style style:name="P50" style:family="paragraph" style:parent-style-name="Preformatted_20_Text">
      <style:paragraph-properties fo:line-height="150%" fo:text-align="justify" style:justify-single-word="false"/>
      <style:text-properties style:font-name="Arial" fo:language="en" fo:country="US" officeooo:rsid="01182b96" officeooo:paragraph-rsid="01182b96"/>
    </style:style>
    <style:style style:name="P51" style:family="paragraph" style:parent-style-name="Preformatted_20_Text">
      <style:paragraph-properties fo:line-height="150%" fo:text-align="justify" style:justify-single-word="false"/>
      <style:text-properties style:font-name="Arial" fo:language="en" fo:country="US" officeooo:rsid="0128fd12" officeooo:paragraph-rsid="01437d7d"/>
    </style:style>
    <style:style style:name="P52" style:family="paragraph" style:parent-style-name="Preformatted_20_Text">
      <style:paragraph-properties fo:line-height="150%" fo:text-align="justify" style:justify-single-word="false"/>
      <style:text-properties style:font-name="Arial" fo:language="en" fo:country="US" officeooo:rsid="00d74db2" officeooo:paragraph-rsid="00d74db2"/>
    </style:style>
    <style:style style:name="P53" style:family="paragraph" style:parent-style-name="Preformatted_20_Text">
      <style:paragraph-properties fo:line-height="150%" fo:text-align="justify" style:justify-single-word="false"/>
      <style:text-properties style:font-name="Arial" fo:language="en" fo:country="US" officeooo:rsid="005092b3" officeooo:paragraph-rsid="0148fff8"/>
    </style:style>
    <style:style style:name="P54" style:family="paragraph" style:parent-style-name="Preformatted_20_Text">
      <style:paragraph-properties fo:line-height="150%" fo:text-align="justify" style:justify-single-word="false"/>
      <style:text-properties style:font-name="Arial" fo:language="en" fo:country="US" officeooo:rsid="005092b3" officeooo:paragraph-rsid="005092b3"/>
    </style:style>
    <style:style style:name="P55" style:family="paragraph" style:parent-style-name="Preformatted_20_Text">
      <style:paragraph-properties fo:line-height="150%" fo:text-align="justify" style:justify-single-word="false"/>
      <style:text-properties style:font-name="Arial" fo:language="en" fo:country="US" officeooo:rsid="014ec360" officeooo:paragraph-rsid="0187ed08"/>
    </style:style>
    <style:style style:name="P56" style:family="paragraph" style:parent-style-name="Preformatted_20_Text">
      <style:paragraph-properties fo:line-height="150%" fo:text-align="justify" style:justify-single-word="false"/>
      <style:text-properties style:font-name="Arial" fo:language="en" fo:country="US" officeooo:rsid="01928a1d" officeooo:paragraph-rsid="0197387d"/>
    </style:style>
    <style:style style:name="P57" style:family="paragraph" style:parent-style-name="Preformatted_20_Text">
      <style:paragraph-properties fo:line-height="150%" fo:text-align="justify" style:justify-single-word="false"/>
      <style:text-properties style:font-name="Arial" fo:language="en" fo:country="US" officeooo:rsid="0271c3a3" officeooo:paragraph-rsid="0271db3c"/>
    </style:style>
    <style:style style:name="P58" style:family="paragraph" style:parent-style-name="Preformatted_20_Text">
      <style:paragraph-properties fo:line-height="150%" fo:text-align="justify" style:justify-single-word="false"/>
      <style:text-properties style:font-name="Arial" fo:language="en" fo:country="US" officeooo:rsid="01ae3cc0" officeooo:paragraph-rsid="01ae3cc0"/>
    </style:style>
    <style:style style:name="P59" style:family="paragraph" style:parent-style-name="Preformatted_20_Text">
      <style:paragraph-properties fo:line-height="150%" fo:text-align="justify" style:justify-single-word="false"/>
      <style:text-properties style:font-name="Arial" fo:language="en" fo:country="US" officeooo:rsid="060bc6bf" officeooo:paragraph-rsid="01cf91d6"/>
    </style:style>
    <style:style style:name="P60" style:family="paragraph" style:parent-style-name="Preformatted_20_Text">
      <style:paragraph-properties fo:line-height="150%" fo:text-align="justify" style:justify-single-word="false"/>
      <style:text-properties style:font-name="Arial" fo:language="en" fo:country="US" officeooo:rsid="017e5ffb" officeooo:paragraph-rsid="017e5ffb"/>
    </style:style>
    <style:style style:name="P61" style:family="paragraph" style:parent-style-name="Preformatted_20_Text">
      <style:paragraph-properties fo:line-height="150%" fo:text-align="justify" style:justify-single-word="false"/>
      <style:text-properties style:font-name="Arial" fo:language="en" fo:country="US" officeooo:rsid="00bb9919" officeooo:paragraph-rsid="00bb9919"/>
    </style:style>
    <style:style style:name="P62" style:family="paragraph" style:parent-style-name="Preformatted_20_Text">
      <style:paragraph-properties fo:line-height="150%" fo:text-align="justify" style:justify-single-word="false"/>
      <style:text-properties style:font-name="Arial" fo:language="en" fo:country="US" officeooo:rsid="039f33c3" officeooo:paragraph-rsid="039f33c3"/>
    </style:style>
    <style:style style:name="P63" style:family="paragraph" style:parent-style-name="Preformatted_20_Text">
      <style:paragraph-properties fo:line-height="150%" fo:text-align="justify" style:justify-single-word="false"/>
      <style:text-properties style:font-name="Arial" fo:language="en" fo:country="US" officeooo:rsid="01e8496a" officeooo:paragraph-rsid="01e8496a"/>
    </style:style>
    <style:style style:name="P64" style:family="paragraph" style:parent-style-name="Preformatted_20_Text">
      <style:paragraph-properties fo:line-height="150%" fo:text-align="justify" style:justify-single-word="false"/>
      <style:text-properties style:font-name="Arial" fo:language="en" fo:country="US" officeooo:rsid="025a8bee" officeooo:paragraph-rsid="025a33c7"/>
    </style:style>
    <style:style style:name="P65" style:family="paragraph" style:parent-style-name="Preformatted_20_Text">
      <style:paragraph-properties fo:line-height="150%" fo:text-align="justify" style:justify-single-word="false"/>
      <style:text-properties style:font-name="Arial" fo:language="en" fo:country="US" officeooo:rsid="025a33c7" officeooo:paragraph-rsid="025a33c7"/>
    </style:style>
    <style:style style:name="P66" style:family="paragraph" style:parent-style-name="Preformatted_20_Text">
      <style:paragraph-properties fo:line-height="150%" fo:text-align="justify" style:justify-single-word="false"/>
      <style:text-properties style:font-name="Arial" fo:language="en" fo:country="US" officeooo:rsid="0257ba44" officeooo:paragraph-rsid="0257ba44"/>
    </style:style>
    <style:style style:name="P67" style:family="paragraph" style:parent-style-name="Preformatted_20_Text">
      <style:paragraph-properties fo:line-height="150%" fo:text-align="justify" style:justify-single-word="false"/>
      <style:text-properties style:font-name="Arial" fo:language="en" fo:country="US" officeooo:rsid="02b69e88" officeooo:paragraph-rsid="0257ba44"/>
    </style:style>
    <style:style style:name="P68" style:family="paragraph" style:parent-style-name="Preformatted_20_Text">
      <style:paragraph-properties fo:line-height="150%" fo:text-align="justify" style:justify-single-word="false"/>
      <style:text-properties style:font-name="Arial" fo:language="en" fo:country="US" officeooo:rsid="02b69e88" officeooo:paragraph-rsid="03b80d15"/>
    </style:style>
    <style:style style:name="P69" style:family="paragraph" style:parent-style-name="Preformatted_20_Text">
      <style:paragraph-properties fo:line-height="150%" fo:text-align="justify" style:justify-single-word="false"/>
      <style:text-properties style:font-name="Arial" fo:language="en" fo:country="US" officeooo:rsid="0298b7a2" officeooo:paragraph-rsid="0298b7a2"/>
    </style:style>
    <style:style style:name="P70" style:family="paragraph" style:parent-style-name="Preformatted_20_Text">
      <style:paragraph-properties fo:line-height="150%" fo:text-align="justify" style:justify-single-word="false"/>
      <style:text-properties style:font-name="Arial" fo:language="en" fo:country="US" officeooo:rsid="03ca343d" officeooo:paragraph-rsid="03ca343d"/>
    </style:style>
    <style:style style:name="P71" style:family="paragraph" style:parent-style-name="Preformatted_20_Text">
      <style:paragraph-properties fo:line-height="150%" fo:text-align="justify" style:justify-single-word="false"/>
      <style:text-properties style:font-name="Arial" fo:language="en" fo:country="US" officeooo:rsid="04d5c4c7" officeooo:paragraph-rsid="04d5c4c7"/>
    </style:style>
    <style:style style:name="P72" style:family="paragraph" style:parent-style-name="Preformatted_20_Text">
      <style:paragraph-properties fo:line-height="150%" fo:text-align="justify" style:justify-single-word="false"/>
      <style:text-properties style:font-name="Arial" fo:language="en" fo:country="US" officeooo:rsid="000df9f2" officeooo:paragraph-rsid="000df9f2"/>
    </style:style>
    <style:style style:name="P73" style:family="paragraph" style:parent-style-name="Preformatted_20_Text">
      <style:paragraph-properties fo:line-height="150%" fo:text-align="justify" style:justify-single-word="false"/>
      <style:text-properties style:font-name="Arial" fo:language="en" fo:country="US" officeooo:rsid="000df9f2" officeooo:paragraph-rsid="04f44e14"/>
    </style:style>
    <style:style style:name="P74" style:family="paragraph" style:parent-style-name="Preformatted_20_Text">
      <style:paragraph-properties fo:line-height="150%" fo:text-align="justify" style:justify-single-word="false"/>
      <style:text-properties style:font-name="Arial" fo:language="en" fo:country="US" officeooo:rsid="04fadc78" officeooo:paragraph-rsid="04fadc78"/>
    </style:style>
    <style:style style:name="P75" style:family="paragraph" style:parent-style-name="Preformatted_20_Text">
      <style:paragraph-properties fo:line-height="150%" fo:text-align="justify" style:justify-single-word="false"/>
      <style:text-properties style:font-name="Arial" fo:language="en" fo:country="US" officeooo:rsid="02e37646" officeooo:paragraph-rsid="02e37646"/>
    </style:style>
    <style:style style:name="P76" style:family="paragraph" style:parent-style-name="Preformatted_20_Text">
      <style:paragraph-properties fo:line-height="150%" fo:text-align="justify" style:justify-single-word="false"/>
      <style:text-properties style:font-name="Arial" fo:language="en" fo:country="US" officeooo:rsid="03531cf8" officeooo:paragraph-rsid="0621db7c"/>
    </style:style>
    <style:style style:name="P77" style:family="paragraph" style:parent-style-name="Preformatted_20_Text">
      <style:paragraph-properties fo:line-height="150%" fo:text-align="justify" style:justify-single-word="false"/>
      <style:text-properties style:font-name="Arial" fo:language="en" fo:country="US" officeooo:rsid="03659407" officeooo:paragraph-rsid="03659407"/>
    </style:style>
    <style:style style:name="P78" style:family="paragraph" style:parent-style-name="Preformatted_20_Text">
      <style:paragraph-properties fo:line-height="150%" fo:text-align="justify" style:justify-single-word="false"/>
      <style:text-properties style:font-name="Arial" fo:language="en" fo:country="US" officeooo:rsid="035a07d8" officeooo:paragraph-rsid="0365b9ac"/>
    </style:style>
    <style:style style:name="P79" style:family="paragraph" style:parent-style-name="Preformatted_20_Text">
      <style:paragraph-properties fo:line-height="150%" fo:text-align="justify" style:justify-single-word="false"/>
      <style:text-properties style:font-name="Arial" fo:language="en" fo:country="US" officeooo:rsid="035a07d8" officeooo:paragraph-rsid="037d9b95"/>
    </style:style>
    <style:style style:name="P80" style:family="paragraph" style:parent-style-name="Preformatted_20_Text">
      <style:paragraph-properties fo:line-height="150%" fo:text-align="justify" style:justify-single-word="false"/>
      <style:text-properties style:font-name="Arial" fo:language="en" fo:country="US" officeooo:rsid="036687be" officeooo:paragraph-rsid="036687be"/>
    </style:style>
    <style:style style:name="P81" style:family="paragraph" style:parent-style-name="Preformatted_20_Text">
      <style:paragraph-properties fo:line-height="150%" fo:text-align="justify" style:justify-single-word="false"/>
      <style:text-properties style:font-name="Arial" fo:language="en" fo:country="US" officeooo:rsid="035b35b9" officeooo:paragraph-rsid="0365b9ac"/>
    </style:style>
    <style:style style:name="P82" style:family="paragraph" style:parent-style-name="Preformatted_20_Text">
      <style:paragraph-properties fo:line-height="150%" fo:text-align="justify" style:justify-single-word="false"/>
      <style:text-properties style:font-name="Arial" fo:language="en" fo:country="US" officeooo:rsid="035b35b9" officeooo:paragraph-rsid="037d9b95"/>
    </style:style>
    <style:style style:name="P83" style:family="paragraph" style:parent-style-name="Preformatted_20_Text">
      <style:paragraph-properties fo:line-height="150%" fo:text-align="justify" style:justify-single-word="false"/>
      <style:text-properties style:font-name="Arial" fo:language="en" fo:country="US" officeooo:rsid="0385b591" officeooo:paragraph-rsid="0385b591"/>
    </style:style>
    <style:style style:name="P84" style:family="paragraph" style:parent-style-name="Preformatted_20_Text">
      <style:paragraph-properties fo:line-height="150%" fo:text-align="justify" style:justify-single-word="false"/>
      <style:text-properties style:font-name="Arial" fo:language="en" fo:country="US" officeooo:rsid="040db261" officeooo:paragraph-rsid="040db261"/>
    </style:style>
    <style:style style:name="P85" style:family="paragraph" style:parent-style-name="Preformatted_20_Text">
      <style:paragraph-properties fo:line-height="150%" fo:text-align="justify" style:justify-single-word="false"/>
      <style:text-properties style:font-name="Arial" fo:language="en" fo:country="US" officeooo:rsid="0485d908" officeooo:paragraph-rsid="0485d908"/>
    </style:style>
    <style:style style:name="P86" style:family="paragraph" style:parent-style-name="Preformatted_20_Text">
      <style:paragraph-properties fo:line-height="150%" fo:text-align="justify" style:justify-single-word="false"/>
      <style:text-properties style:font-name="Arial" fo:language="en" fo:country="US" officeooo:rsid="0498c41a" officeooo:paragraph-rsid="0498c41a"/>
    </style:style>
    <style:style style:name="P87" style:family="paragraph" style:parent-style-name="Preformatted_20_Text">
      <style:paragraph-properties fo:line-height="150%" fo:text-align="justify" style:justify-single-word="false"/>
      <style:text-properties style:font-name="Arial" fo:language="en" fo:country="US" officeooo:rsid="00f2c3bf" officeooo:paragraph-rsid="00f2c3bf"/>
    </style:style>
    <style:style style:name="P88" style:family="paragraph" style:parent-style-name="Preformatted_20_Text">
      <style:paragraph-properties fo:line-height="150%" fo:text-align="justify" style:justify-single-word="false"/>
      <style:text-properties style:font-name="Arial" fo:language="en" fo:country="US" officeooo:rsid="03dc03ec" officeooo:paragraph-rsid="03dc03ec"/>
    </style:style>
    <style:style style:name="P89" style:family="paragraph" style:parent-style-name="Preformatted_20_Text">
      <style:paragraph-properties fo:line-height="150%" fo:text-align="justify" style:justify-single-word="false"/>
      <style:text-properties style:font-name="Arial" fo:language="en" fo:country="US" officeooo:rsid="02de59f5" officeooo:paragraph-rsid="02deaa3a"/>
    </style:style>
    <style:style style:name="P90" style:family="paragraph" style:parent-style-name="Preformatted_20_Text">
      <style:paragraph-properties fo:line-height="150%" fo:text-align="justify" style:justify-single-word="false"/>
      <style:text-properties style:font-name="Arial" fo:language="en" fo:country="US" officeooo:rsid="04060875" officeooo:paragraph-rsid="04c2d2a0"/>
    </style:style>
    <style:style style:name="P91" style:family="paragraph" style:parent-style-name="Preformatted_20_Text">
      <style:paragraph-properties fo:line-height="150%" fo:text-align="justify" style:justify-single-word="false"/>
      <style:text-properties style:font-name="Arial" fo:language="en" fo:country="US" officeooo:rsid="04060875" officeooo:paragraph-rsid="04060875"/>
    </style:style>
    <style:style style:name="P92" style:family="paragraph" style:parent-style-name="Preformatted_20_Text">
      <style:paragraph-properties fo:line-height="150%" fo:text-align="justify" style:justify-single-word="false"/>
      <style:text-properties style:font-name="Arial" fo:language="en" fo:country="US" officeooo:rsid="049e4982" officeooo:paragraph-rsid="049e4982"/>
    </style:style>
    <style:style style:name="P93" style:family="paragraph" style:parent-style-name="Preformatted_20_Text">
      <style:paragraph-properties fo:line-height="150%" fo:text-align="justify" style:justify-single-word="false"/>
      <style:text-properties style:font-name="Arial" fo:font-size="12pt" fo:language="en" fo:country="US" fo:font-weight="bold" officeooo:rsid="00559a4c" officeooo:paragraph-rsid="00559a4c" style:font-size-asian="12pt" style:font-weight-asian="bold" style:font-size-complex="12pt" style:font-weight-complex="bold"/>
    </style:style>
    <style:style style:name="P94" style:family="paragraph" style:parent-style-name="Preformatted_20_Text">
      <style:paragraph-properties fo:line-height="150%" fo:text-align="justify" style:justify-single-word="false"/>
      <style:text-properties style:font-name="Arial" fo:font-size="12pt" fo:language="en" fo:country="US" fo:font-weight="bold" officeooo:rsid="014f540a" officeooo:paragraph-rsid="014f540a" style:font-size-asian="12pt" style:font-weight-asian="bold" style:font-size-complex="12pt" style:font-weight-complex="bold"/>
    </style:style>
    <style:style style:name="P95" style:family="paragraph" style:parent-style-name="Preformatted_20_Text">
      <style:paragraph-properties fo:line-height="150%" fo:text-align="justify" style:justify-single-word="false"/>
      <style:text-properties style:font-name="Arial" fo:font-size="12pt" fo:language="en" fo:country="US" fo:font-weight="bold" officeooo:rsid="005092b3" officeooo:paragraph-rsid="005092b3" style:font-size-asian="12pt" style:font-weight-asian="bold" style:font-size-complex="12pt" style:font-weight-complex="bold"/>
    </style:style>
    <style:style style:name="P96" style:family="paragraph" style:parent-style-name="Preformatted_20_Text">
      <style:paragraph-properties fo:line-height="150%" fo:text-align="justify" style:justify-single-word="false"/>
      <style:text-properties style:font-name="Arial" fo:font-size="12pt" fo:language="en" fo:country="US" fo:font-weight="bold" officeooo:rsid="00b938f9" officeooo:paragraph-rsid="00b938f9" style:font-size-asian="12pt" style:font-weight-asian="bold" style:font-size-complex="12pt" style:font-weight-complex="bold"/>
    </style:style>
    <style:style style:name="P97" style:family="paragraph" style:parent-style-name="Preformatted_20_Text">
      <style:paragraph-properties fo:line-height="150%" fo:text-align="justify" style:justify-single-word="false"/>
      <style:text-properties style:font-name="Arial" fo:font-size="12pt" fo:language="en" fo:country="US" fo:font-weight="bold" officeooo:rsid="0257ba44" officeooo:paragraph-rsid="0257ba44" style:font-size-asian="12pt" style:font-weight-asian="bold" style:font-size-complex="12pt" style:font-weight-complex="bold"/>
    </style:style>
    <style:style style:name="P98" style:family="paragraph" style:parent-style-name="Preformatted_20_Text">
      <style:paragraph-properties fo:line-height="150%" fo:text-align="justify" style:justify-single-word="false"/>
      <style:text-properties style:font-name="Arial" fo:font-size="12pt" fo:language="en" fo:country="US" fo:font-weight="bold" officeooo:rsid="02951786" officeooo:paragraph-rsid="02951786" style:font-size-asian="12pt" style:font-weight-asian="bold" style:font-size-complex="12pt" style:font-weight-complex="bold"/>
    </style:style>
    <style:style style:name="P99" style:family="paragraph" style:parent-style-name="Preformatted_20_Text">
      <style:paragraph-properties fo:line-height="150%" fo:text-align="justify" style:justify-single-word="false"/>
      <style:text-properties style:font-name="Arial" fo:font-size="12pt" fo:language="en" fo:country="US" fo:font-weight="bold" officeooo:rsid="02c42b68" officeooo:paragraph-rsid="03b80d15" style:font-size-asian="12pt" style:font-weight-asian="bold" style:font-size-complex="12pt" style:font-weight-complex="bold"/>
    </style:style>
    <style:style style:name="P100" style:family="paragraph" style:parent-style-name="Preformatted_20_Text">
      <style:paragraph-properties fo:line-height="150%" fo:text-align="justify" style:justify-single-word="false"/>
      <style:text-properties style:font-name="Arial" fo:font-size="12pt" fo:language="en" fo:country="US" fo:font-weight="bold" officeooo:rsid="04f44e14" officeooo:paragraph-rsid="04f44e14" style:font-size-asian="12pt" style:font-weight-asian="bold" style:font-size-complex="12pt" style:font-weight-complex="bold"/>
    </style:style>
    <style:style style:name="P101" style:family="paragraph" style:parent-style-name="Table_20_Contents" style:list-style-name="L1">
      <style:paragraph-properties fo:line-height="150%" fo:text-align="justify" style:justify-single-word="false"/>
      <style:text-properties style:font-name="Liberation Sans" fo:font-size="10pt" officeooo:rsid="04ae5656" officeooo:paragraph-rsid="04ae5656" style:font-name-asian="AR PL SungtiL GB1" style:font-size-asian="10pt" style:font-name-complex="Liberation Mono" style:font-size-complex="10pt"/>
    </style:style>
    <style:style style:name="P102" style:family="paragraph" style:parent-style-name="Table_20_Contents" style:list-style-name="L1">
      <style:paragraph-properties fo:line-height="150%" fo:text-align="justify" style:justify-single-word="false"/>
      <style:text-properties style:font-name="Liberation Sans" fo:font-size="10pt" style:font-name-asian="AR PL SungtiL GB1" style:font-size-asian="10pt" style:font-name-complex="Liberation Mono" style:font-size-complex="10pt"/>
    </style:style>
    <style:style style:name="P103" style:family="paragraph" style:parent-style-name="Table_20_Contents" style:list-style-name="L1">
      <style:paragraph-properties fo:line-height="150%" fo:text-align="justify" style:justify-single-word="false"/>
      <style:text-properties style:font-name="Arial" fo:font-size="10pt" officeooo:rsid="04b104ac" officeooo:paragraph-rsid="04b104ac" style:font-name-asian="AR PL SungtiL GB1" style:font-size-asian="10pt" style:font-name-complex="Liberation Mono" style:font-size-complex="10pt"/>
    </style:style>
    <style:style style:name="P104" style:family="paragraph" style:parent-style-name="Table_20_Contents" style:list-style-name="L1">
      <style:paragraph-properties fo:line-height="150%" fo:text-align="justify" style:justify-single-word="false"/>
      <style:text-properties style:font-name="Arial" fo:font-size="10pt" style:font-name-asian="AR PL SungtiL GB1" style:font-size-asian="10pt" style:font-name-complex="Liberation Mono" style:font-size-complex="10pt"/>
    </style:style>
    <style:style style:name="P105" style:family="paragraph" style:parent-style-name="Table_20_Contents" style:list-style-name="L1">
      <style:paragraph-properties fo:line-height="150%" fo:text-align="justify" style:justify-single-word="false"/>
      <style:text-properties style:font-name="Arial" fo:font-size="10pt" officeooo:rsid="04c86e2a" officeooo:paragraph-rsid="04c86e2a" style:font-name-asian="AR PL SungtiL GB1" style:font-size-asian="10pt" style:font-name-complex="Liberation Mono" style:font-size-complex="10pt"/>
    </style:style>
    <style:style style:name="P106" style:family="paragraph" style:parent-style-name="Title">
      <style:paragraph-properties fo:line-height="150%" fo:text-align="center" style:justify-single-word="false"/>
      <style:text-properties style:font-name="Arial" fo:font-size="20pt" style:font-size-asian="20pt" style:font-size-complex="20pt"/>
    </style:style>
    <style:style style:name="P107" style:family="paragraph" style:parent-style-name="Footer">
      <style:paragraph-properties fo:text-align="center" style:justify-single-word="false"/>
    </style:style>
    <style:style style:name="P108" style:family="paragraph" style:parent-style-name="Subtitle">
      <style:paragraph-properties fo:line-height="150%" fo:text-align="center" style:justify-single-word="false"/>
      <style:text-properties style:font-name="Arial" fo:font-size="12pt" fo:font-style="italic" officeooo:rsid="04e5f0af" officeooo:paragraph-rsid="04e5f0af" style:font-size-asian="12pt" style:font-style-asian="italic" style:font-size-complex="12pt" style:font-style-complex="italic"/>
    </style:style>
    <style:style style:name="T1" style:family="text">
      <style:text-properties officeooo:rsid="000a81a3"/>
    </style:style>
    <style:style style:name="T2" style:family="text">
      <style:text-properties officeooo:rsid="001a3050"/>
    </style:style>
    <style:style style:name="T3" style:family="text">
      <style:text-properties officeooo:rsid="001f6e35"/>
    </style:style>
    <style:style style:name="T4" style:family="text">
      <style:text-properties officeooo:rsid="002093ad"/>
    </style:style>
    <style:style style:name="T5" style:family="text">
      <style:text-properties officeooo:rsid="0033c834"/>
    </style:style>
    <style:style style:name="T6" style:family="text">
      <style:text-properties officeooo:rsid="00353f75"/>
    </style:style>
    <style:style style:name="T7" style:family="text">
      <style:text-properties officeooo:rsid="003be8af"/>
    </style:style>
    <style:style style:name="T8" style:family="text">
      <style:text-properties officeooo:rsid="00418b2f"/>
    </style:style>
    <style:style style:name="T9" style:family="text">
      <style:text-properties officeooo:rsid="005e1be3"/>
    </style:style>
    <style:style style:name="T10" style:family="text">
      <style:text-properties officeooo:rsid="00868fe7"/>
    </style:style>
    <style:style style:name="T11" style:family="text">
      <style:text-properties officeooo:rsid="00a9939b"/>
    </style:style>
    <style:style style:name="T12" style:family="text">
      <style:text-properties officeooo:rsid="00beb663"/>
    </style:style>
    <style:style style:name="T13" style:family="text">
      <style:text-properties officeooo:rsid="00c2a174"/>
    </style:style>
    <style:style style:name="T14" style:family="text">
      <style:text-properties officeooo:rsid="00c459e7"/>
    </style:style>
    <style:style style:name="T15" style:family="text">
      <style:text-properties officeooo:rsid="00d2db3a"/>
    </style:style>
    <style:style style:name="T16" style:family="text">
      <style:text-properties officeooo:rsid="00d83514"/>
    </style:style>
    <style:style style:name="T17" style:family="text">
      <style:text-properties officeooo:rsid="00f12f9c"/>
    </style:style>
    <style:style style:name="T18" style:family="text">
      <style:text-properties officeooo:rsid="01196b9d"/>
    </style:style>
    <style:style style:name="T19" style:family="text">
      <style:text-properties officeooo:rsid="012aa064"/>
    </style:style>
    <style:style style:name="T20" style:family="text">
      <style:text-properties officeooo:rsid="014d946a"/>
    </style:style>
    <style:style style:name="T21" style:family="text">
      <style:text-properties officeooo:rsid="014fc48e"/>
    </style:style>
    <style:style style:name="T22" style:family="text">
      <style:text-properties officeooo:rsid="0156a895"/>
    </style:style>
    <style:style style:name="T23" style:family="text">
      <style:text-properties officeooo:rsid="0193a177"/>
    </style:style>
    <style:style style:name="T24" style:family="text">
      <style:text-properties officeooo:rsid="01b13f84"/>
    </style:style>
    <style:style style:name="T25" style:family="text">
      <style:text-properties officeooo:rsid="020bd7bf"/>
    </style:style>
    <style:style style:name="T26" style:family="text">
      <style:text-properties officeooo:rsid="020d36ee"/>
    </style:style>
    <style:style style:name="T27" style:family="text">
      <style:text-properties officeooo:rsid="021454a0"/>
    </style:style>
    <style:style style:name="T28" style:family="text">
      <style:text-properties officeooo:rsid="0218ec40"/>
    </style:style>
    <style:style style:name="T29" style:family="text">
      <style:text-properties officeooo:rsid="021b4692"/>
    </style:style>
    <style:style style:name="T30" style:family="text">
      <style:text-properties officeooo:rsid="02a25209"/>
    </style:style>
    <style:style style:name="T31" style:family="text">
      <style:text-properties officeooo:rsid="02a615cf"/>
    </style:style>
    <style:style style:name="T32" style:family="text">
      <style:text-properties officeooo:rsid="02b70731"/>
    </style:style>
    <style:style style:name="T33" style:family="text">
      <style:text-properties officeooo:rsid="02b830ef"/>
    </style:style>
    <style:style style:name="T34" style:family="text">
      <style:text-properties officeooo:rsid="02cfe6d7"/>
    </style:style>
    <style:style style:name="T35" style:family="text">
      <style:text-properties officeooo:rsid="02d40191"/>
    </style:style>
    <style:style style:name="T36" style:family="text">
      <style:text-properties officeooo:rsid="02e858da"/>
    </style:style>
    <style:style style:name="T37" style:family="text">
      <style:text-properties officeooo:rsid="02ec3ef2"/>
    </style:style>
    <style:style style:name="T38" style:family="text">
      <style:text-properties officeooo:rsid="02f7edec"/>
    </style:style>
    <style:style style:name="T39" style:family="text">
      <style:text-properties officeooo:rsid="030a8945"/>
    </style:style>
    <style:style style:name="T40" style:family="text">
      <style:text-properties officeooo:rsid="0323e4c7"/>
    </style:style>
    <style:style style:name="T41" style:family="text">
      <style:text-properties officeooo:rsid="0329dbbb"/>
    </style:style>
    <style:style style:name="T42" style:family="text">
      <style:text-properties officeooo:rsid="032c443f"/>
    </style:style>
    <style:style style:name="T43" style:family="text">
      <style:text-properties officeooo:rsid="034182f8"/>
    </style:style>
    <style:style style:name="T44" style:family="text">
      <style:text-properties officeooo:rsid="0343b438"/>
    </style:style>
    <style:style style:name="T45" style:family="text">
      <style:text-properties officeooo:rsid="035b35b9"/>
    </style:style>
    <style:style style:name="T46" style:family="text">
      <style:text-properties officeooo:rsid="0367dad6"/>
    </style:style>
    <style:style style:name="T47" style:family="text">
      <style:text-properties officeooo:rsid="0387ad1f"/>
    </style:style>
    <style:style style:name="T48" style:family="text">
      <style:text-properties officeooo:rsid="038c4ece"/>
    </style:style>
    <style:style style:name="T49" style:family="text">
      <style:text-properties officeooo:rsid="03a0e746"/>
    </style:style>
    <style:style style:name="T50" style:family="text">
      <style:text-properties officeooo:rsid="03a54979"/>
    </style:style>
    <style:style style:name="T51" style:family="text">
      <style:text-properties officeooo:rsid="03b96a28"/>
    </style:style>
    <style:style style:name="T52" style:family="text">
      <style:text-properties officeooo:rsid="03caa48b"/>
    </style:style>
    <style:style style:name="T53" style:family="text">
      <style:text-properties officeooo:rsid="03d6406c"/>
    </style:style>
    <style:style style:name="T54" style:family="text">
      <style:text-properties officeooo:rsid="03ddac9e"/>
    </style:style>
    <style:style style:name="T55" style:family="text">
      <style:text-properties officeooo:rsid="03e343fb"/>
    </style:style>
    <style:style style:name="T56" style:family="text">
      <style:text-properties officeooo:rsid="03e9f59e"/>
    </style:style>
    <style:style style:name="T57" style:family="text">
      <style:text-properties officeooo:rsid="04223277"/>
    </style:style>
    <style:style style:name="T58" style:family="text">
      <style:text-properties officeooo:rsid="0427bfb8"/>
    </style:style>
    <style:style style:name="T59" style:family="text">
      <style:text-properties officeooo:rsid="0463e5e8"/>
    </style:style>
    <style:style style:name="T60" style:family="text">
      <style:text-properties officeooo:rsid="04873e2f"/>
    </style:style>
    <style:style style:name="T61" style:family="text">
      <style:text-properties officeooo:rsid="04991ba1"/>
    </style:style>
    <style:style style:name="T62" style:family="text">
      <style:text-properties officeooo:rsid="049c1e80"/>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12aa064" style:font-style-asian="italic" style:font-style-complex="italic"/>
    </style:style>
    <style:style style:name="T66" style:family="text">
      <style:text-properties fo:font-style="italic" officeooo:rsid="0156a895" style:font-style-asian="italic" style:font-style-complex="italic"/>
    </style:style>
    <style:style style:name="T67" style:family="text">
      <style:text-properties fo:font-style="italic" officeooo:rsid="058d7b9d" style:font-style-asian="italic" style:font-style-complex="italic"/>
    </style:style>
    <style:style style:name="T68" style:family="text">
      <style:text-properties fo:font-style="italic" officeooo:rsid="0595c82a" style:font-style-asian="italic" style:font-style-complex="italic"/>
    </style:style>
    <style:style style:name="T69" style:family="text">
      <style:text-properties fo:font-style="italic" officeooo:rsid="05992513" style:font-style-asian="italic" style:font-style-complex="italic"/>
    </style:style>
    <style:style style:name="T70" style:family="text">
      <style:text-properties fo:font-style="italic" officeooo:rsid="05a2af73" style:font-style-asian="italic" style:font-style-complex="italic"/>
    </style:style>
    <style:style style:name="T71" style:family="text">
      <style:text-properties officeooo:rsid="04c2d2a0"/>
    </style:style>
    <style:style style:name="T72" style:family="text">
      <style:text-properties officeooo:rsid="04d63ef0"/>
    </style:style>
    <style:style style:name="T73" style:family="text">
      <style:text-properties officeooo:rsid="04d77427"/>
    </style:style>
    <style:style style:name="T74" style:family="text">
      <style:text-properties officeooo:rsid="04e5f0af"/>
    </style:style>
    <style:style style:name="T75" style:family="text">
      <style:text-properties officeooo:rsid="04e63057"/>
    </style:style>
    <style:style style:name="T76" style:family="text">
      <style:text-properties officeooo:rsid="04fcb22d"/>
    </style:style>
    <style:style style:name="T77" style:family="text">
      <style:text-properties officeooo:rsid="05728958"/>
    </style:style>
    <style:style style:name="T78" style:family="text">
      <style:text-properties officeooo:rsid="0573878c"/>
    </style:style>
    <style:style style:name="T79" style:family="text">
      <style:text-properties officeooo:rsid="057415ca"/>
    </style:style>
    <style:style style:name="T80" style:family="text">
      <style:text-properties fo:font-style="normal" style:font-style-asian="normal" style:font-style-complex="normal"/>
    </style:style>
    <style:style style:name="T81" style:family="text">
      <style:text-properties fo:font-style="normal" officeooo:rsid="058d7b9d" style:font-style-asian="normal" style:font-style-complex="normal"/>
    </style:style>
    <style:style style:name="T82" style:family="text">
      <style:text-properties fo:font-style="normal" officeooo:rsid="05933f1d" style:font-style-asian="normal" style:font-style-complex="normal"/>
    </style:style>
    <style:style style:name="T83" style:family="text">
      <style:text-properties fo:font-style="normal" officeooo:rsid="0595c82a" style:font-style-asian="normal" style:font-style-complex="normal"/>
    </style:style>
    <style:style style:name="T84" style:family="text">
      <style:text-properties fo:font-style="normal" officeooo:rsid="05978c41" style:font-style-asian="normal" style:font-style-complex="normal"/>
    </style:style>
    <style:style style:name="T85" style:family="text">
      <style:text-properties fo:font-style="normal" officeooo:rsid="05986d7e" style:font-style-asian="normal" style:font-style-complex="normal"/>
    </style:style>
    <style:style style:name="T86" style:family="text">
      <style:text-properties fo:font-style="normal" officeooo:rsid="05992513" style:font-style-asian="normal" style:font-style-complex="normal"/>
    </style:style>
    <style:style style:name="T87" style:family="text">
      <style:text-properties fo:font-style="normal" officeooo:rsid="05a2af73" style:font-style-asian="normal" style:font-style-complex="normal"/>
    </style:style>
    <style:style style:name="T88" style:family="text">
      <style:text-properties fo:font-style="normal" officeooo:rsid="05a2fee5" style:font-style-asian="normal" style:font-style-complex="normal"/>
    </style:style>
    <style:style style:name="T89" style:family="text">
      <style:text-properties fo:font-style="normal" officeooo:rsid="05a40e1c" style:font-style-asian="normal" style:font-style-complex="normal"/>
    </style:style>
    <style:style style:name="T90" style:family="text">
      <style:text-properties fo:font-style="normal" officeooo:rsid="05a49e49" style:font-style-asian="normal" style:font-style-complex="normal"/>
    </style:style>
    <style:style style:name="T91" style:family="text">
      <style:text-properties fo:font-style="normal" officeooo:rsid="05a627d8" style:font-style-asian="normal" style:font-style-complex="normal"/>
    </style:style>
    <style:style style:name="T92" style:family="text">
      <style:text-properties fo:font-style="normal" officeooo:rsid="05a68f2a" style:font-style-asian="normal" style:font-style-complex="normal"/>
    </style:style>
    <style:style style:name="T93" style:family="text">
      <style:text-properties fo:font-style="normal" officeooo:rsid="05a6d5e5" style:font-style-asian="normal" style:font-style-complex="normal"/>
    </style:style>
    <style:style style:name="T94" style:family="text">
      <style:text-properties fo:font-style="normal" officeooo:rsid="05c1d744" style:font-style-asian="normal" style:font-style-complex="normal"/>
    </style:style>
    <style:style style:name="T95" style:family="text">
      <style:text-properties fo:font-style="normal" officeooo:rsid="05c36682" style:font-style-asian="normal" style:font-style-complex="normal"/>
    </style:style>
    <style:style style:name="T96" style:family="text">
      <style:text-properties fo:font-style="normal" officeooo:rsid="05c9782a" style:font-style-asian="normal" style:font-style-complex="normal"/>
    </style:style>
    <style:style style:name="T97" style:family="text">
      <style:text-properties fo:font-style="normal" officeooo:rsid="05ca6325" style:font-style-asian="normal" style:font-style-complex="normal"/>
    </style:style>
    <style:style style:name="T98" style:family="text">
      <style:text-properties fo:font-style="normal" officeooo:rsid="05d8355b" style:font-style-asian="normal" style:font-style-complex="normal"/>
    </style:style>
    <style:style style:name="T99" style:family="text">
      <style:text-properties fo:font-style="normal" officeooo:rsid="05d84175" style:font-style-asian="normal" style:font-style-complex="normal"/>
    </style:style>
    <style:style style:name="T100" style:family="text">
      <style:text-properties fo:font-style="normal" officeooo:rsid="05dabe4b" style:font-style-asian="normal" style:font-style-complex="normal"/>
    </style:style>
    <style:style style:name="T101" style:family="text">
      <style:text-properties fo:font-style="normal" officeooo:rsid="04e63057" style:font-style-asian="normal" style:font-style-complex="normal"/>
    </style:style>
    <style:style style:name="T102" style:family="text">
      <style:text-properties officeooo:rsid="05d0d8ef"/>
    </style:style>
    <style:style style:name="T103" style:family="text">
      <style:text-properties officeooo:rsid="05d57361"/>
    </style:style>
    <style:style style:name="T104" style:family="text">
      <style:text-properties officeooo:rsid="05e10552"/>
    </style:style>
    <style:style style:name="T105" style:family="text">
      <style:text-properties officeooo:rsid="05e318f3"/>
    </style:style>
    <style:style style:name="T106" style:family="text">
      <style:text-properties officeooo:rsid="05e61422"/>
    </style:style>
    <style:style style:name="T107" style:family="text">
      <style:text-properties officeooo:rsid="05ec56ef"/>
    </style:style>
    <style:style style:name="T108" style:family="text">
      <style:text-properties officeooo:rsid="0601238e"/>
    </style:style>
    <style:style style:name="T109" style:family="text">
      <style:text-properties officeooo:rsid="060161e7"/>
    </style:style>
    <style:style style:name="T110" style:family="text">
      <style:text-properties officeooo:rsid="06096c5e"/>
    </style:style>
    <style:style style:name="T111" style:family="text">
      <style:text-properties officeooo:rsid="06195d89"/>
    </style:style>
    <style:style style:name="T112" style:family="text">
      <style:text-properties officeooo:rsid="0619da9c"/>
    </style:style>
    <style:style style:name="T113" style:family="text">
      <style:text-properties officeooo:rsid="061fba32"/>
    </style:style>
    <style:style style:name="T114" style:family="text">
      <style:text-properties officeooo:rsid="0631915d"/>
    </style:style>
    <style:style style:name="T115" style:family="text">
      <style:text-properties officeooo:rsid="06338760"/>
    </style:style>
    <style:style style:name="T116" style:family="text">
      <style:text-properties officeooo:rsid="0647e951"/>
    </style:style>
    <style:style style:name="T117" style:family="text">
      <style:text-properties officeooo:rsid="064aac36"/>
    </style:style>
    <style:style style:name="T118" style:family="text">
      <style:text-properties officeooo:rsid="064df0bc"/>
    </style:style>
    <style:style style:name="T119" style:family="text">
      <style:text-properties officeooo:rsid="0657bbe1"/>
    </style:style>
    <style:style style:name="T120" style:family="text">
      <style:text-properties officeooo:rsid="066ebd23"/>
    </style:style>
    <style:style style:name="T121" style:family="text">
      <style:text-properties style:font-name="Arial"/>
    </style:style>
    <style:style style:name="T122" style:family="text">
      <style:text-properties style:font-name="Arial" officeooo:rsid="059ab31b"/>
    </style:style>
    <style:style style:name="T123" style:family="text">
      <style:text-properties style:font-name="Arial" officeooo:rsid="04dce6aa"/>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Visualizing <text:span text:style-name="T74">a Whole-Cell Model</text:span></text:p>
      <text:p text:style-name="P108">Arne Hoffmann</text:p>
      <text:p text:style-name="P1"/>
      <text:p text:style-name="P1"/>
      <text:p text:style-name="P2"><text:span text:style-name="T75">1 . </text:span>Introduction</text:p>
      <text:p text:style-name="P12">Visualizing biological pathways <text:span text:style-name="T102">is</text:span> an important <text:span text:style-name="T117">mean for</text:span> <text:span text:style-name="T79">understanding biological processes. As computing capacity becomes more cost-efficient and new methods for experimentation are developed, the complexity of biological processes <text:s/>modeled and simulated increases. This has led from modeling simple <text:s/>isolated cell processes over complex interaction between them to a whole cell </text:span><text:span text:style-name="T79"><text:bookmark-ref text:reference-format="number" text:ref-name="__RefNumPara__1516_2643511652">[1]</text:bookmark-ref></text:span><text:span text:style-name="T79">.</text:span></text:p>
      <text:p text:style-name="P13">The Yeast Cell Model (YCM) project <text:bookmark-ref text:reference-format="number" text:ref-name="__RefNumPara__368_2977184590">[4]</text:bookmark-ref><text:s/><text:span text:style-name="T103">by Biophysics group at Humboldt-Universität in Berlin builds a whole-cell model of the baker’s yeast </text:span><text:span text:style-name="T67">Saccharomyces cerevisiae</text:span><text:span text:style-name="T81">. </text:span><text:span text:style-name="T89">To </text:span><text:span text:style-name="T91">facilitate understanding of the modeled processes </text:span><text:span text:style-name="T92">and their interactions a visualization is needed that </text:span><text:span text:style-name="T93">enables</text:span><text:span text:style-name="T89"> exploration of </text:span><text:span text:style-name="T90">the model.</text:span></text:p>
      <text:p text:style-name="P14"><text:span text:style-name="T87">I</text:span><text:span text:style-name="T90">n the following </text:span><text:span text:style-name="T95">the</text:span><text:span text:style-name="T94"> visualization </text:span><text:span text:style-name="T95">of the YCM as a</text:span><text:span text:style-name="T96">n interactive</text:span><text:span text:style-name="T95"> node-link graph</text:span><text:span text:style-name="T94"> shall be explored </text:span><text:span text:style-name="T97">and required features di</text:span><text:span text:style-name="T100">s</text:span><text:span text:style-name="T97">cussed.</text:span></text:p>
      <text:p text:style-name="P15"/>
      <text:p text:style-name="P3"><text:span text:style-name="T101">2. </text:span><text:span text:style-name="T80">Related Work</text:span></text:p>
      <text:p text:style-name="P13"><text:span text:style-name="T82">Most of the cell processes are modeled as ordinary differential equations (ODEs). </text:span><text:span text:style-name="T83">This </text:span><text:span text:style-name="T99">constitutes</text:span><text:span text:style-name="T98"> </text:span><text:span text:style-name="T83">a significant difference to the whole-cell model project </text:span><text:span text:style-name="T83"><text:bookmark-ref text:reference-format="number" text:ref-name="__RefNumPara__2327_2643511652">[2]</text:bookmark-ref></text:span><text:span text:style-name="T83"><text:s/>of Karr </text:span><text:span text:style-name="T68">et al</text:span><text:span text:style-name="T83"> </text:span><text:span text:style-name="T84">which follows an agen</text:span><text:span text:style-name="T85">t</text:span><text:span text:style-name="T84"> based </text:span><text:span text:style-name="T86">approach to model </text:span><text:span text:style-name="T69">Mycoplasma genitalium</text:span><text:span text:style-name="T86">. </text:span><text:span text:style-name="T87">This difference makes WholeCellVi</text:span><text:span text:style-name="T88">s </text:span><text:span text:style-name="T88"><text:bookmark-ref text:reference-format="number" text:ref-name="__RefNumPara__2809_2643511652">[3]</text:bookmark-ref></text:span><text:span text:style-name="T87">, which is used to visualize the project of Karr </text:span><text:span text:style-name="T70">et al</text:span><text:span text:style-name="T87">, incompatible with the YCM project.</text:span></text:p>
      <text:p text:style-name="P16"/>
      <text:p text:style-name="P17"/>
      <text:p text:style-name="P17"/>
      <text:p text:style-name="P4"><text:span text:style-name="T116">3. </text:span>Problem <text:span text:style-name="T1">Description</text:span></text:p>
      <text:p text:style-name="P18">The goal of this project is to develop a visualization for the <text:span text:style-name="T26">model built in the </text:span>Yeast Cell Model (YCM) project <text:span text:style-name="T25"><text:bookmark-ref text:reference-format="number" text:ref-name="__RefNumPara__368_2977184590">[4]</text:bookmark-ref></text:span><text:span text:style-name="T25">. The aim of the visualization is to allow to explore the model.</text:span></text:p>
      <text:p text:style-name="P19">The model consists of a number <text:span text:style-name="T29">of modules written in python each describing a subprocess of the cell cycle. Each module introduces multiple</text:span> species, <text:span text:style-name="T27">reactions and algebraic species. A species represents an amount of molecules of the same type. A reaction describes a chemical reactions between species. Algebraic species are interactions described by a simple mathematical formula.</text:span></text:p>
      <text:p text:style-name="P20">Each species, reaction and algebraic <text:span text:style-name="T28">species has information associated to it. For species this includes, next to a name, a state of phosphorylation or electrical charge, an affiliation with a compartment and one or more annotations. Annotations refer to an entry in the CHEBI </text:span><text:span text:style-name="T28"><text:bookmark-ref text:reference-format="number" text:ref-name="__RefNumPara__372_2977184590">[5]</text:bookmark-ref></text:span><text:span text:style-name="T28">, SBO </text:span><text:span text:style-name="T28"><text:bookmark-ref text:reference-format="number" text:ref-name="__RefNumPara__374_2977184590">[6]</text:bookmark-ref></text:span><text:span text:style-name="T28"><text:s/>or SGD </text:span><text:span text:style-name="T28"><text:bookmark-ref text:reference-format="number" text:ref-name="__RefNumPara__1789_2977184590">[7]</text:bookmark-ref></text:span><text:span text:style-name="T28"><text:s/>database though some annotations are still placeholders. Compartment is the term used in the YCM project to describe a physical subsection of the cell. Reactions are attributed with a name, a list of substrates, products and modifiers and </text:span><text:soft-page-break/><text:span text:style-name="T28">a rate. Algebraic species have a name, an algebraic equation and an annotation. All species, reactions and algebraic species are also indirectly associated with the modules they are introduced in.</text:span></text:p>
      <text:p text:style-name="P21">Due to the inherent <text:span text:style-name="T51">relations</text:span> between <text:span text:style-name="T37">species, reactions and algebraic species a node-link graph is chosen to represent the model. </text:span></text:p>
      <text:p text:style-name="P24">The model introduces <text:span text:style-name="T120">391 nodes and 829 edges split over 10 modules. <text:s/>Of those nodes 137 associate with species, 217 with reactions and 37 with algebraic species. 284 nodes have a degree of 4 or less with most of these nodes having a degree of 2 (97 nodes) or 3 (96 nodes). In contrast there is one node of degree 31, 32, 46 and 48 and two nodes with a degree of 49. All the nodes of high degree are associated with a species.</text:span></text:p>
      <text:p text:style-name="P22"/>
      <text:p text:style-name="P22"/>
      <text:p text:style-name="P5"><text:span text:style-name="T116">4. </text:span>Layout<text:span text:style-name="T12">s</text:span></text:p>
      <text:p text:style-name="P23"><text:span text:style-name="T78">F</text:span>inding a good layout for a graph is a common problem. <text:span text:style-name="T39">There are several commonly used aesthetic criteria for a layout that help estimating its quality and choosing between multiple layouts </text:span><text:span text:style-name="T39"><text:bookmark-ref text:reference-format="number" text:ref-name="__RefNumPara__358_2977184590">[8]</text:bookmark-ref></text:span><text:span text:style-name="T39">.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25">While a manual placement of all nodes would be possible this project is required to anticipate changes in the YCM project’s model. <text:s/><text:span text:style-name="T118">As such a change could be arbitrary large, changing node names, which nodes are connected as well as the number of nodes, manual placement would have to be redone following every change in model. To avoid this investment of manual labor</text:span> an automated layout algorithm must be chosen. </text:p>
      <text:p text:style-name="P26">While the model may be chang<text:span text:style-name="T119">ed over time it is not intended for the user that explores the model to introduce data or otherwise change the model. This allows the computation of the layout to be done separate from and prior to its display, reducing the importance of the algorithms speed.</text:span></text:p>
      <text:p text:style-name="P27">A <text:span text:style-name="T40">circular, a radial, a force-directed and GraphViz dot layout algorithm </text:span><text:span text:style-name="T40"><text:bookmark-ref text:reference-format="number" text:ref-name="__RefNumPara__401_2977184590">[9]</text:bookmark-ref></text:span><text:span text:style-name="T40"><text:s/>have been compared.</text:span></text:p>
      <text:p text:style-name="P28">The <text:span text:style-name="T41">major concern with the circular</text:span> layout <text:span text:style-name="T42">is that as long as straight edges are used, short edges become hard to read. In a local environment the bend of the circle becomes neglegtable causing short edges to cross nodes. This can for example be mitigated by using curved edges. As a circular layout always creates circles the amount of symmetry concerning nodes is high.</text:span></text:p>
      <text:p text:style-name="P29">The radial layout causes an especially high amount of edge crossings. <text:span text:style-name="T59">A radial layout tries to build a tree-like structure with all nodes being placed on concentric circles around the root. The circle a node is placed on depends on the distance of the node to the root. While this causes most of the edges to be between neighboring circles, many of these edges cross lower radius circles as the connected nodes are on opposing sides of their respective circles.</text:span></text:p>
      <text:p text:style-name="P30">The force-directed approach causes ADP, ATP and Pi, which are all nodes of high degree that share many of their neighbors, to be strongly clustered. <text:span text:style-name="T43">This causes a very high number of edge crossings around those nodes. The force-directed layout produces only few long edges. The short edges also cause high edge crossing to be a very local limited problem.</text:span></text:p>
      <text:p text:style-name="P31">The dot algorithm form GraphViz <text:span text:style-name="T44">produces many long edges even though creating short edges is supposed to be one of its optimization criteria. This is especially evident for nodes of high degree. ATP for example has <text:s text:c="2"/>far more long than short edges connected to it. This effect may be caused by dot trying to order the nodes <text:s/></text:span><text:soft-page-break/><text:span text:style-name="T44">such that a general direction in the flow of the graph is revealed while the graph does not offer such a flow.</text:span></text:p>
      <text:p text:style-name="P32">In conclusion the force-directed layout was considered to be the most <text:span text:style-name="T104">suitable</text:span>.</text:p>
      <text:p text:style-name="P33">The Gestalt Laws <text:bookmark-ref text:reference-format="number" text:ref-name="__RefNumPara__415_2977184590">[10]</text:bookmark-ref><text:s/><text:span text:style-name="T38">of visual perception,</text:span> proximity, closure and good form,<text:span text:style-name="T38"> when applied to a node-link graph all depend on position of nodes and the course of the edges. Therefore the selection of layout does not only influence how aesthetic and therefore easy to read the graph is but also its likely interpretation. A radial layout for example inadvertently places focus on the selected root node. As the purpose of the visualization is to explore the YCM project’s model, restricting it to one layout and therefore favoring one interpretation may work against the intended purpose.</text:span></text:p>
      <text:p text:style-name="P34"/>
      <text:p text:style-name="P34"/>
      <text:p text:style-name="P6"><text:span text:style-name="T116">5. Nodes</text:span> <text:span text:style-name="T2">and Edges</text:span></text:p>
      <text:p text:style-name="P35">The <text:span text:style-name="T3">nodes</text:span> and edges of a graph provide several ways to visually encode attributes of data. <text:span text:style-name="T4">This includes <text:s/>color and opacity as well as symbol choice and symbol size for nodes and stroke thickness and stroke pattern for edges. </text:span></text:p>
      <text:p text:style-name="P36">In case of dynamic <text:span text:style-name="T15">visualization</text:span> additional encoding options are gained through animation. For edges usually an animation is chosen which displays particles, <text:span text:style-name="T105">for example arrow glyphs or line segments,</text:span> moving along the edges. Data attributes can be encoded onto the symbol, <text:span text:style-name="T15">color</text:span>, opacity and size of the particle as well as the frequency, pattern and speed with which the particle moves along an edge.</text:p>
      <text:p text:style-name="P37"><text:span text:style-name="T6">Beyond the choice of encoding data attributes s</text:span>tudies have shown that the selection of pattern and animation of an edge also influences <text:span text:style-name="T5">how easily a graph can be read </text:span><text:span text:style-name="T5"><text:bookmark-ref text:reference-format="number" text:ref-name="__RefNumPara__431_2977184590">[11]</text:bookmark-ref></text:span><text:span text:style-name="T5">.</text:span></text:p>
      <text:p text:style-name="P38">One of the major obstacles in visualizing the model of the YCM Project is that <text:span text:style-name="T8">the nodes of </text:span>certain species, for example <text:s/>ADP, ATP and Pi, <text:span text:style-name="T7">have a high degree causing a high density of edges in their surroundings. This makes reading the graph in those surroundings difficult. Especially edge symbols providing edge direction tend to become unreadable as they overlap near the node.</text:span></text:p>
      <text:p text:style-name="P39">In the following section methods to reduce this problem will be discussed.</text:p>
      <text:p text:style-name="P39"/>
      <text:p text:style-name="P93"><text:span text:style-name="T116">5.1. </text:span>Replacing Edge Symbols</text:p>
      <text:p text:style-name="P41">As <text:span text:style-name="T9">the original intention for the visualization was to follow the Process Description Language of SBGN </text:span><text:span text:style-name="T9"><text:bookmark-ref text:reference-format="number" text:ref-name="__RefNumPara__449_2977184590">[12]</text:bookmark-ref></text:span><text:span text:style-name="T9"><text:s text:c="2"/>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of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at all.</text:span></text:p>
      <text:p text:style-name="P42">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3">information</text:span> intended to be <text:span text:style-name="T13">encoded into the edge symbol </text:span>is lost. As nodes with high degrees usually also have more edge symbols, this problem is more <text:span text:style-name="T106">severe</text:span> near them. <text:span text:style-name="T14">An exception to this would be a node with only outgoing edges as there would be no symbols to overlap. </text:span></text:p>
      <text:p text:style-name="P43"><text:soft-page-break/>In the prototype this problem persists <text:span text:style-name="T107">for some nodes until a high degree of zoom is chosen. In many cases this degree of zoom makes it impossible to display both ends of an edge causing the loss of information about which nodes are connected in exchange for knowing the kind of connection.</text:span></text:p>
      <text:p text:style-name="P44">To <text:span text:style-name="T10">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 </text:span><text:span text:style-name="T10"><text:bookmark-ref text:reference-format="number" text:ref-name="__RefNumPara__2586_2977184590">[13]</text:bookmark-ref></text:span><text:span text:style-name="T10">.</text:span></text:p>
      <text:p text:style-name="P40"/>
      <text:p text:style-name="P94"><text:span text:style-name="T116">5.2. </text:span>Edge Reduction</text:p>
      <text:p text:style-name="P45"><text:span text:style-name="T11">Another</text:span> way to improve the readability of the graph would be to reduce the number of edges <text:span text:style-name="T21">that must be displayed. There are two principle ways to achieve such a reduction: Edge compression and edge bundling. <text:s/>In the following chapter both will be described and their relevance for visualizing the YCM project discussed.</text:span></text:p>
      <text:p text:style-name="P40"/>
      <text:p text:style-name="P95"><text:span text:style-name="T116">5.2.1. </text:span>Edge Compression</text:p>
      <text:p text:style-name="P46">Edge compression as discussed by Tim Dwyer, Nathalie Henry Riche, Kim Marriott and Christopher Mears <text:bookmark-ref text:reference-format="number" text:ref-name="__RefNumPara__689_2977184590">[14]</text:bookmark-ref><text:s/>could provide such a reduction. The general idea of edge compression is to cluster nodes with similar edges together and have any shared edges replaced by one edge connected to the resulting cluster. In the paper of Dwyer <text:span text:style-name="T64">et al.</text:span> <text:bookmark-ref text:reference-format="number" text:ref-name="__RefNumPara__689_2977184590">[14]</text:bookmark-ref><text:s/>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p>
      <text:p text:style-name="P47">The <text:span text:style-name="T17">graph of the YCM project’s model provides difficult conditions for edge compression. </text:span></text:p>
      <text:p text:style-name="P48">First there are four different type of edges per node, though most edges belong to two of the four edge types. To conserve the information encoded into these edges, edges of different types must be <text:span text:style-name="T109">considered</text:span> separately when cluster<text:span text:style-name="T108">ing</text:span> nodes. <text:span text:style-name="T35">This, for example, prohibits the clustering of ADP and ATP. While ADP and ATP share most of the nodes they are connected to, their edges to these nodes are usually inverse.</text:span></text:p>
      <text:p text:style-name="P49">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50">In addition there is already a <text:span text:style-name="T110">domain specific</text:span> clustering representing <text:span text:style-name="T18">subsections of the cell (called 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51"><text:soft-page-break/>Lastly <text:span text:style-name="T19">there is the risk of such clusters to be misinterpreted as cliques as it happened to one participant in the experiments of the paper by Dwyer </text:span><text:span text:style-name="T65">et al</text:span><text:span text:style-name="T19"> </text:span><text:span text:style-name="T19"><text:bookmark-ref text:reference-format="number" text:ref-name="__RefNumPara__689_2977184590">[14]</text:bookmark-ref></text:span><text:span text:style-name="T19">.</text:span></text:p>
      <text:p text:style-name="P52">Analyzing the model for it’s compatibility with edge compression leads <text:span text:style-name="T16">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53"/>
      <text:p text:style-name="P96"><text:span text:style-name="T116">5.2.2. </text:span>Edge <text:span text:style-name="T20">Bundling</text:span></text:p>
      <text:p text:style-name="P55">Edge bundling <text:span text:style-name="T22">is a generic term for a number of different algorithms that reduce edge crossing by merging multiple edges into one edge when they are close to each other. For example, Holten and van Wijk </text:span><text:span text:style-name="T22"><text:bookmark-ref text:reference-format="number" text:ref-name="__RefNumPara__719_2977184590">[15]</text:bookmark-ref></text:span><text:span text:style-name="T22"><text:s/>provides an algorithm for general node-link graphs with straight edges by modeling edges as flexible springs with an attracting force between them. Lambert </text:span><text:span text:style-name="T66">et al</text:span><text:span text:style-name="T22">. </text:span><text:span text:style-name="T22"><text:bookmark-ref text:reference-format="number" text:ref-name="__RefNumPara__723_2977184590">[16]</text:bookmark-ref></text:span><text:span text:style-name="T22"><text:s/>introduced an edge bundling algorithm where edges of a graph are routed along the edges of a mesh using a shortest path algorithm. Ganser </text:span><text:span text:style-name="T66">et al</text:span><text:span text:style-name="T22">. </text:span><text:span text:style-name="T22"><text:bookmark-ref text:reference-format="number" text:ref-name="__RefNumPara__721_2977184590">[17]</text:bookmark-ref></text:span><text:span text:style-name="T22"><text:s/>propose a multilevel clustering algorithm that tries to reduce the amount of ‘ink’ needed to represent the edges.</text:span></text:p>
      <text:p text:style-name="P56">There are several problems with the introduction of edge bundling into the <text:span text:style-name="T23">visualization of the YCM project’s model. </text:span></text:p>
      <text:p text:style-name="P57">Any edge that becomes part of a bundle will in most cases become difficult to distinguish from other edges of the same bundle. <text:span text:style-name="T77">It</text:span>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p>
      <text:p text:style-name="P58">Lastly, as with edge compression, there is the risk of <text:span text:style-name="T24">the bundling of edges to be wrongly interpreted. For example, if a number of edges from species that are products to the same reaction are bundled together, the bundling could be interpreted as these products forming a new species before partaking in the actual reaction.</text:span></text:p>
      <text:p text:style-name="P59">Technically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p>
      <text:p text:style-name="P60">Since edge bundling manipulates the shape of edges while edge compression manipulates the number of edges both could be applied together.</text:p>
      <text:p text:style-name="P61"/>
      <text:p text:style-name="P54"/>
      <text:p text:style-name="P7"><text:soft-page-break/><text:span text:style-name="T116">6. </text:span>Color</text:p>
      <text:p text:style-name="P62">Applying different colors to elements of a graph <text:span text:style-name="T50">exploits</text:span> the <text:span text:style-name="T49">Gestalt Law of similarity. Same colored elements are grouped together while different colored elements are perceived <text:s/>as separate. This makes coloration especially useful to encode information about shared attributes of elements that are not already grouped by proximity in a layout.</text:span></text:p>
      <text:p text:style-name="P63">In this project color is used to encode a nodes affiliation with a certain module. <text:span text:style-name="T112">Each module is given as a separate python files and represents a subprocess</text:span> <text:span text:style-name="T112">of the cell cycle like ion regulation or gen expression. 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lly’s 22 colors of maximum contrast </text:span><text:span text:style-name="T112"><text:bookmark-ref text:reference-format="number" text:ref-name="__RefNumPara__761_2977184590">[18]</text:bookmark-ref></text:span><text:span text:style-name="T112"><text:s/>hereafter called Kelly Colors. The second is a palette proposed by Boynton </text:span><text:span text:style-name="T112"><text:bookmark-ref text:reference-format="number" text:ref-name="__RefNumPara__759_2977184590">[19]</text:bookmark-ref></text:span><text:span text:style-name="T112"><text:s/>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34"/>
      <text:p text:style-name="P34"/>
      <text:p text:style-name="P8"><text:span text:style-name="T116">7</text:span>. Interaction and Navigation</text:p>
      <text:p text:style-name="P64">To explore the model features to interact with and navigate the graph are required. They allow to focus on certain parts of the graph and display additional data on demand that would cause to much clutter if displayed all at once. </text:p>
      <text:p text:style-name="P65"/>
      <text:p text:style-name="P97"><text:span text:style-name="T116">7.1. </text:span>Pan and Zoom</text:p>
      <text:p text:style-name="P66">Pan and zoom are <text:span text:style-name="T31">traditional tools of visualization to focus on parts of a graph. Zoom allows to select a subsection of the graph defined by proximity of its elements while pan allows to change the view between those subsections.</text:span></text:p>
      <text:p text:style-name="P67"/>
      <text:p text:style-name="P98"><text:span text:style-name="T116">7.2. </text:span>Highlighting</text:p>
      <text:p text:style-name="P69">A different technique to <text:span text:style-name="T30">focus on only parts of a graph is to highlight or downplay certain nodes and edges. Different to pan and zoom the part of the graph that can be put into or out of focus is not limited to the proximity of the elements in the graph layout.</text:span></text:p>
      <text:p text:style-name="P70">Highlighting an element <text:span text:style-name="T52">is usually achieved by enlarging the element, changing its color, adding an additional graphical element (e.g. an arrow glyph or a label) to it or any combination thereof.</text:span></text:p>
      <text:p text:style-name="P71">Meaningful highlights <text:span text:style-name="T72">for this project </text:span>include but are not limited to the neighborhood of a selected node <text:span text:style-name="T73">and interface points between different modules.</text:span></text:p>
      <text:p text:style-name="P72"/>
      <text:p text:style-name="P99"><text:span text:style-name="T116">7.3. </text:span>Search</text:p>
      <text:p text:style-name="P68">As the graph <text:span text:style-name="T32">includes</text:span> <text:span text:style-name="T34">nearly</text:span> 400 node<text:span text:style-name="T33">s if a certain species, reaction or algebraic species is of interest manually searching all nodes for the one of interest is tedious. To facilitate finding a node a feature should be </text:span><text:soft-page-break/><text:span text:style-name="T33">provided that allows to search for a node by name or annotation. The search result should than be highlighted in the visualization.</text:span></text:p>
      <text:p text:style-name="P68"/>
      <text:p text:style-name="P100"><text:span text:style-name="T116">7.4. </text:span>Selective Information Display</text:p>
      <text:p text:style-name="P74">Not all information <text:span text:style-name="T114">available for</text:span> elements of the <text:span text:style-name="T115">model</text:span> is displayed <text:span text:style-name="T76">simultaneously. The reason for this is that the amount of information a human can process at a time is limited and therefore the amount of information displayed must be limited as well. In addition some information is difficult to encode in graphical elements without fully displaying the information itself. This includes, for example, mathematical formula, longer passages of text or images. Never the less this information has to be included. To display this information usually requires a separate representation on interaction with a corresponding element of the graph. For example each species has an annotation which in turn stands for an amount of information stored within a database. To display this information would mean to display the database entry. Doing so constantly for every species node in the graph would cause a huge amount of clutter. Instead the information is displayed for only one species at a time on interaction with the matching species node. The information is also not displayed within the graph but in a separate section.</text:span></text:p>
      <text:p text:style-name="P73"/>
      <text:p text:style-name="P73"/>
      <text:p text:style-name="P9"><text:span text:style-name="T116">8. </text:span>Prototype</text:p>
      <text:p text:style-name="P75">As part of this project a prototype was implemented. <text:span text:style-name="T36">Python and HTML with JavaScript where used for the implementation. The different layouts are build in python and with GraphViz in a preprocessing stage. The graph is visualized in JavaScript with ECharts </text:span><text:span text:style-name="T36"><text:bookmark-ref text:reference-format="number" text:ref-name="__RefNumPara__1943_2977184590">[20]</text:bookmark-ref></text:span><text:span text:style-name="T36"><text:s/>as a framework. </text:span></text:p>
      <text:p text:style-name="P76">ECharts has proven to be a disadvantageous choice. <text:span text:style-name="T113">Provided tutorials, examples and documentations are often incomplete or not up to date. In addition many predefined features tend to be very limited in their working conditions. For example pan and zoom for node-link graphs is provided. The functionality of this pan and zoom does not extend beyond the nodes and edges of the graph to other graphical elements, for example boxes introduced to mark clusters, and no zoom or pan is provided for these graphical elements.</text:span></text:p>
      <text:p text:style-name="P77">The prototype implements the following features:</text:p>
      <text:p text:style-name="P78">The prototype <text:span text:style-name="T45">can display one layout at a time. A circular, dot, force-directed and radial layout can be selected. Layouts are precomputed using GraphViz and cannot be changed by the user.</text:span></text:p>
      <text:p text:style-name="P80">Nodes are colored<text:span text:style-name="T46"> according to the modules that introduced them. The user can select between using Kelly Colors or Boynton Colors. Nodes that are associated with multiple modules arbitrary select one module for coloration. Edges are colored based on the node they originate from with undirected edges selecting an arbitrary connected node for color.</text:span></text:p>
      <text:p text:style-name="P81">The display can be panned and zoomed.</text:p>
      <text:p text:style-name="P82">Nodes can be searched by their exact or partial name or annotation. Matching nodes are highlighted <text:span text:style-name="T53">by enlargement and adding their name as a label to them.</text:span></text:p>
      <text:p text:style-name="P83">Wh<text:span text:style-name="T47">ile</text:span> hovering with the mouse over a node, that node and its neighbors are highlighted while the rest of the graph is downplayed.</text:p>
      <text:p text:style-name="P84">Additional information attached to the nodes of the graph <text:span text:style-name="T58">like the rate of a reaction can be displayed by clicking a node. This subsections the window, resizing the graph in the process. The newly displayed </text:span><text:soft-page-break/><text:span text:style-name="T58">subsection also displays one entry from a database if the clicked node provides at least one legal annotation.</text:span></text:p>
      <text:p text:style-name="P85">As <text:span text:style-name="T60">ADP, ATP and Pi create the most clutter the option was provided not to display them and their connections to ease focusing on other nodes.</text:span></text:p>
      <text:p text:style-name="P86">Similar all nodes of a module and their edges can be hidden to <text:span text:style-name="T62">better </text:span>allow <text:span text:style-name="T61">exploring single modules or the connections between certain <text:s/>modules.</text:span></text:p>
      <text:p text:style-name="P79"/>
      <text:p text:style-name="P87"/>
      <text:p text:style-name="P10"><text:span text:style-name="T116">9. </text:span>Fu<text:span text:style-name="T48">ture</text:span> Work</text:p>
      <text:p text:style-name="P88">Ther<text:span text:style-name="T57">e</text:span> are many <text:span text:style-name="T111">possible </text:span>directions for future work. <text:span text:style-name="T54">Implementing and comparing the effects of edge bundling and edge collapse on the readability of different layouts. While their reduce in clutter generally increases readability it remains to be seen whether this extends to the specific layouts used in this project. Especially how to introduce the clusters of edge collapse without causing confusion with existing clusters demands further examination.</text:span></text:p>
      <text:p text:style-name="P89">Since exploration is the aim of the visualization <text:span text:style-name="T56">any feature that provides</text:span> the user <text:span text:style-name="T56">with</text:span> <text:span text:style-name="T56">more </text:span>customization <text:span text:style-name="T55">options might be examined for its ability to provide additional insight into the model. For example it could be tested whether providing the ability to manipulate the layout by hand, to move, hide or highlight edges and nodes manually leads to an improvement in understanding or confusion.</text:span></text:p>
      <text:p text:style-name="P90">As the model is simulated as part of the YCM project <text:span text:style-name="T71">including simulation data into the visualization would be a natural next step. How to best visualize this additional data aesthetically while not overburden the users ability to process the displayed information requires further research.</text:span></text:p>
      <text:p text:style-name="P91"/>
      <text:p text:style-name="P91"/>
      <text:p text:style-name="P11"><text:span text:style-name="T116">10. </text:span>Sources</text:p>
      <table:table table:name="Tabelle1" table:style-name="Tabelle1">
        <table:table-column table:style-name="Tabelle1.A"/>
        <table:table-row>
          <table:table-cell table:style-name="Tabelle1.A1" office:value-type="string">
            <text:list xml:id="list2162321605" text:style-name="L1">
              <text:list-item>
                <text:p text:style-name="P103"><text:bookmark-start text:name="__RefNumPara__1516_2643511652"/>Kitano, Systems Biology: A brief overview, Science 2002.Kitano, H. (2002). Systems biology: a brief overview. Science, 295(5560), 1662-1664.<text:bookmark-end text:name="__RefNumPara__1516_2643511652"/></text:p>
              </text:list-item>
            </text:list>
          </table:table-cell>
        </table:table-row>
        <table:table-row>
          <table:table-cell table:style-name="Tabelle1.A1" office:value-type="string">
            <text:list xml:id="list105535636555207" text:continue-numbering="true" text:style-name="L1">
              <text:list-item>
                <text:p text:style-name="P103"><text:bookmark-start text:name="__RefNumPara__2327_2643511652"/>Karr, J. R., Sanghvi, J. C., Macklin, D. N., Gutschow, M. V., Jacobs, J. M., Bolival, B., ... &amp; Covert, M. W. (2012). A whole-cell computational model predicts phenotype from genotype. Cell, 150(2), 389-401.<text:bookmark-end text:name="__RefNumPara__2327_2643511652"/></text:p>
              </text:list-item>
            </text:list>
          </table:table-cell>
        </table:table-row>
        <table:table-row>
          <table:table-cell table:style-name="Tabelle1.A1" office:value-type="string">
            <text:list xml:id="list105536155919620" text:continue-numbering="true" text:style-name="L1">
              <text:list-item>
                <text:p text:style-name="P103"><text:bookmark-start text:name="__RefNumPara__2809_2643511652"/>Lee, R., Karr, J. R., &amp; Covert, M. W. (2013). WholeCellViz: data visualization for whole-cell models. BMC bioinformatics, 14(1), 253.<text:bookmark-end text:name="__RefNumPara__2809_2643511652"/></text:p>
              </text:list-item>
            </text:list>
          </table:table-cell>
        </table:table-row>
        <table:table-row>
          <table:table-cell table:style-name="Tabelle1.A1" office:value-type="string">
            <text:list xml:id="list105536141268641" text:continue-numbering="true" text:style-name="L1">
              <text:list-item>
                <text:p text:style-name="P101"><text:bookmark-start text:name="__RefNumPara__368_2977184590"/><text:span text:style-name="T121">Yeast Cell Modeling. </text:span><text:a xlink:type="simple" xlink:href="https://rumo.biologie.hu-berlin.de/tbp/index.php/en/research/topics2/42-research/topics/32-yeast-cell-modeling" text:style-name="Internet_20_link" text:visited-style-name="Visited_20_Internet_20_Link"><text:span text:style-name="T121">https://rumo.biologie.hu-berlin.de/tbp/index.php/en/research/topics2/42-research/topics/32-yeast-cell-modeling</text:span></text:a><text:span text:style-name="T121">. Accessed </text:span><text:span text:style-name="T122">8</text:span><text:span text:style-name="T121"> J</text:span><text:span text:style-name="T122">u</text:span><text:span text:style-name="T121">n 2018</text:span><text:bookmark-end text:name="__RefNumPara__368_2977184590"/></text:p>
              </text:list-item>
            </text:list>
          </table:table-cell>
        </table:table-row>
        <table:table-row>
          <table:table-cell table:style-name="Tabelle1.A1" office:value-type="string">
            <text:list xml:id="list105536677058748" text:continue-numbering="true" text:style-name="L1">
              <text:list-item>
                <text:p text:style-name="P104"><text:bookmark-start text:name="__RefNumPara__372_2977184590"/>Hastings, J., de Matos, P., Dekker, A., Ennis, M., Harsha, B., Kale, N., Muthukrishnan, V., Owen, G., Turner, S., Williams, M., and Steinbeck, C. (2013) The ChEBI reference database and ontology for biologically relevant chemistry: enhancements for 2013. Nucleic Acids Res.<text:bookmark-end text:name="__RefNumPara__372_2977184590"/></text:p>
              </text:list-item>
            </text:list>
          </table:table-cell>
        </table:table-row>
        <table:table-row>
          <table:table-cell table:style-name="Tabelle1.A1" office:value-type="string">
            <text:list xml:id="list105536312861518" text:continue-numbering="true" text:style-name="L1">
              <text:list-item>
                <text:p text:style-name="P104"><text:bookmark-start text:name="__RefNumPara__374_2977184590"/>Courtot M., Juty N., Knüpfer C., Waltemath D., Zhukova A., Dräger A., Dumontier M., Finney A., Golebiewski M., Hastings J., Hoops S., Keating S., Kell D.B., Kerrien S., Lawson J., Lister A., Lu J., Machne R., Mendes P., Pocock M., Rodriguez N., Villeger A., Wilkinson D.J., Wimalaratne S., Laibe C., Hucka M., Le Novère N. (2011), Model storage, exchange and integration. Molecular <text:soft-page-break/>Systems Biology, 7:543DOI MSB<text:bookmark-end text:name="__RefNumPara__374_2977184590"/></text:p>
              </text:list-item>
            </text:list>
          </table:table-cell>
        </table:table-row>
        <table:table-row>
          <table:table-cell table:style-name="Tabelle1.A1" office:value-type="string">
            <text:list xml:id="list105536295388224" text:continue-numbering="true" text:style-name="L1">
              <text:list-item>
                <text:p text:style-name="P104"><text:bookmark-start text:name="__RefNumPara__1789_2977184590"/>Cherry JM, Hong EL, Amundsen C, Balakrishnan R, Binkley G, Chan ET, Christie KR, Costanzo MC, Dwight SS, Engel SR, Fisk DG, Hirschman JE, Hitz BC, Karra K, Krieger CJ, Miyasato SR, Nash RS, Park J, Skrzypek MS, Simison M, Weng S, Wong ED (2012) Saccharomyces Genome Database: the genomics resource of budding yeast. Nucleic Acids Res.<text:bookmark-end text:name="__RefNumPara__1789_2977184590"/></text:p>
              </text:list-item>
            </text:list>
          </table:table-cell>
        </table:table-row>
        <table:table-row>
          <table:table-cell table:style-name="Tabelle1.A1" office:value-type="string">
            <text:list xml:id="list105536921258635" text:continue-numbering="true" text:style-name="L1">
              <text:list-item>
                <text:p text:style-name="P104"><text:bookmark-start text:name="__RefNumPara__358_2977184590"/>Purchase, H. C., Cohen, R. F., &amp; James, M. (1995, September). Validating graph drawing aesthetics. In <text:span text:style-name="T63">International Symposium on Graph Drawing</text:span> (pp. 435-446). Springer, Berlin, Heidelberg.<text:bookmark-end text:name="__RefNumPara__358_2977184590"/></text:p>
              </text:list-item>
            </text:list>
          </table:table-cell>
        </table:table-row>
        <table:table-row>
          <table:table-cell table:style-name="Tabelle1.A1" office:value-type="string">
            <text:list xml:id="list105535602028732" text:continue-numbering="true" text:style-name="L1">
              <text:list-item>
                <text:p text:style-name="P104"><text:bookmark-start text:name="__RefNumPara__401_2977184590"/>Gansner, E. R., Koutsofios, E., North, S. C., &amp; Vo, K. P. (1993). A technique for drawing directed graphs. <text:span text:style-name="T63">IEEE Transactions on Software Engineering</text:span>, <text:span text:style-name="T63">19</text:span>(3), 214-230.<text:bookmark-end text:name="__RefNumPara__401_2977184590"/></text:p>
              </text:list-item>
            </text:list>
          </table:table-cell>
        </table:table-row>
        <table:table-row>
          <table:table-cell table:style-name="Tabelle1.A1" office:value-type="string">
            <text:list xml:id="list105536357183765" text:continue-numbering="true" text:style-name="L1">
              <text:list-item>
                <text:p text:style-name="P104"><text:bookmark-start text:name="__RefNumPara__415_2977184590"/>Banerjee, J. C. (1994). "Gestalt Theory of Perception". Encyclopaedic Dictionary of Psychological Terms. M.D. Publications Pvt. Ltd. pp. 107–109.<text:bookmark-end text:name="__RefNumPara__415_2977184590"/></text:p>
              </text:list-item>
            </text:list>
          </table:table-cell>
        </table:table-row>
        <table:table-row>
          <table:table-cell table:style-name="Tabelle1.A1" office:value-type="string">
            <text:list xml:id="list105535516438523" text:continue-numbering="true" text:style-name="L1">
              <text:list-item>
                <text:p text:style-name="P104"><text:bookmark-start text:name="__RefNumPara__431_2977184590"/>Holten, D., &amp; Van Wijk, J. J. (2009, June). Force‐Directed Edge Bundling for Graph Visualization. In Computer graphics forum (Vol. 28, No. 3, pp. 983-990). Blackwell Publishing Ltd.<text:bookmark-end text:name="__RefNumPara__431_2977184590"/></text:p>
              </text:list-item>
            </text:list>
          </table:table-cell>
        </table:table-row>
        <table:table-row>
          <table:table-cell table:style-name="Tabelle1.A1" office:value-type="string">
            <text:list xml:id="list105537105947297" text:continue-numbering="true" text:style-name="L1">
              <text:list-item>
                <text:p text:style-name="P102"><text:bookmark-start text:name="__RefNumPara__449_2977184590"/><text:span text:style-name="T121">Nicolas Le Novère, Michael Hucka, Huaiyu Mi, Stuart Moodie, Falk Schreiber, Anatoly Sorokin, Emek Demir, Katja Wegner, Mirit I Aladjem, Sarala M Wimalaratne, Frank T Bergman, Ralph Gauges, Peter Ghazal, Hideya Kawaji, Lu Li, Yukiko Matsuoka, Alice Villéger, Sarah E Boyd, Laurence Calzone, Melanie Courtot, Ugur Dogrusoz, Tom C Freeman, Akira Funahashi, Samik Ghosh, Akiya Jouraku, Sohyoung Kim, Fedor Kolpakov, Augustin Luna, Sven Sahle, Esther Schmidt, Steven Watterson, Guanming Wu, Igor Goryanin, Douglas B Kell, Chris Sander, Herbert Sauro, Jacky L Snoep, Kurt Kohn &amp; Hiroaki Kitano. The Systems Biology Graphical Notation. Nature Biotechnology 27, 735 - 741 (2009). </text:span><text:a xlink:type="simple" xlink:href="http://dx.doi.org/10.51038/nbt.1558" text:style-name="Internet_20_link" text:visited-style-name="Visited_20_Internet_20_Link"><text:span text:style-name="T121">http://dx.doi.org/10.51038/nbt.1558</text:span></text:a><text:span text:style-name="T121"> </text:span><text:bookmark-end text:name="__RefNumPara__449_2977184590"/></text:p>
              </text:list-item>
            </text:list>
          </table:table-cell>
        </table:table-row>
        <table:table-row>
          <table:table-cell table:style-name="Tabelle1.A1" office:value-type="string">
            <text:list xml:id="list105535988785401" text:continue-numbering="true" text:style-name="L1">
              <text:list-item>
                <text:p text:style-name="P104"><text:bookmark-start text:name="__RefNumPara__2586_2977184590"/>Ware, C., &amp; Bobrow, R. (2004). Motion to support rapid interactive queries on node--link diagrams. <text:span text:style-name="T63">ACM Transactions on Applied Perception (TAP)</text:span>, <text:span text:style-name="T63">1</text:span>(1), 3-18.<text:bookmark-end text:name="__RefNumPara__2586_2977184590"/></text:p>
              </text:list-item>
            </text:list>
          </table:table-cell>
        </table:table-row>
        <table:table-row>
          <table:table-cell table:style-name="Tabelle1.A1" office:value-type="string">
            <text:list xml:id="list105536630969940" text:continue-numbering="true" text:style-name="L1">
              <text:list-item>
                <text:p text:style-name="P104"><text:bookmark-start text:name="__RefNumPara__689_2977184590"/>Dwyer, T., Riche, N. H., Marriott, K., &amp; Mears, C. (2013). Edge compression techniques for visualization of dense directed graphs. <text:span text:style-name="T63">IEEE transactions on visualization and computer graphics</text:span>, <text:span text:style-name="T63">19</text:span>(12), 2596-2605.<text:bookmark-end text:name="__RefNumPara__689_2977184590"/></text:p>
              </text:list-item>
            </text:list>
          </table:table-cell>
        </table:table-row>
        <table:table-row>
          <table:table-cell table:style-name="Tabelle1.A1" office:value-type="string">
            <text:list xml:id="list105535234147407" text:continue-numbering="true" text:style-name="L1">
              <text:list-item>
                <text:p text:style-name="P104"><text:bookmark-start text:name="__RefNumPara__719_2977184590"/>Holten, D., &amp; Van Wijk, J. J. (2009, June). Force‐Directed Edge Bundling for Graph Visualization. In Computer graphics forum (Vol. 28, No. 3, pp. 983-990). Blackwell Publishing Ltd.<text:bookmark-end text:name="__RefNumPara__719_2977184590"/></text:p>
              </text:list-item>
            </text:list>
          </table:table-cell>
        </table:table-row>
        <table:table-row>
          <table:table-cell table:style-name="Tabelle1.A1" office:value-type="string">
            <text:list xml:id="list105536476179723" text:continue-numbering="true" text:style-name="L1">
              <text:list-item>
                <text:p text:style-name="P104"><text:bookmark-start text:name="__RefNumPara__723_2977184590"/>Lambert, A., Bourqui, R., &amp; Auber, D. (2010, June). Winding roads: Routing edges into bundles. In Computer Graphics Forum (Vol. 29, No. 3, pp. 853-862). Blackwell Publishing Ltd.<text:bookmark-end text:name="__RefNumPara__723_2977184590"/></text:p>
              </text:list-item>
            </text:list>
          </table:table-cell>
        </table:table-row>
        <table:table-row>
          <table:table-cell table:style-name="Tabelle1.A1" office:value-type="string">
            <text:list xml:id="list105537150957344" text:continue-numbering="true" text:style-name="L1">
              <text:list-item>
                <text:p text:style-name="P104"><text:bookmark-start text:name="__RefNumPara__721_2977184590"/>Gansner, E. R., Hu, Y., North, S., &amp; Scheidegger, C. (2011, March). Multilevel agglomerative edge bundling for visualizing large graphs. In Visualization Symposium (PacificVis), 2011 IEEE Pacific (pp. 187-194). IEEE.<text:bookmark-end text:name="__RefNumPara__721_2977184590"/></text:p>
              </text:list-item>
            </text:list>
          </table:table-cell>
        </table:table-row>
        <table:table-row>
          <table:table-cell table:style-name="Tabelle1.A1" office:value-type="string">
            <text:list xml:id="list105536027118133" text:continue-numbering="true" text:style-name="L1">
              <text:list-item>
                <text:p text:style-name="P105"><text:bookmark-start text:name="__RefNumPara__761_2977184590"/>Kelly, K. L. (1965). Twenty-two colors of maximum contrast. <text:span text:style-name="T63">Color Engineering</text:span>, <text:span text:style-name="T63">3</text:span>(26), 26-27.<text:bookmark-end text:name="__RefNumPara__761_2977184590"/></text:p>
              </text:list-item>
            </text:list>
          </table:table-cell>
        </table:table-row>
        <table:table-row>
          <table:table-cell table:style-name="Tabelle1.A1" office:value-type="string">
            <text:list xml:id="list105536643539094" text:continue-numbering="true" text:style-name="L1">
              <text:list-item>
                <text:p text:style-name="P104"><text:bookmark-start text:name="__RefNumPara__759_2977184590"/>Boynton, R. M. (1989, August). Eleven colors that are almost never confused. In Human Vision, Visual Processing, and Digital Display (Vol. 1077, pp. 322-333). International Society for Optics and Photonics.<text:bookmark-end text:name="__RefNumPara__759_2977184590"/></text:p>
              </text:list-item>
            </text:list>
          </table:table-cell>
        </table:table-row>
        <table:table-row>
          <table:table-cell table:style-name="Tabelle1.A1" office:value-type="string">
            <text:list xml:id="list105537122509872" text:continue-numbering="true" text:style-name="L1">
              <text:list-item>
                <text:p text:style-name="P102"><text:bookmark-start text:name="__RefNumPara__1943_2977184590"/><text:span text:style-name="T121"><text:s/>ECharts </text:span><text:a xlink:type="simple" xlink:href="https://github.com/ecomfe/echarts" text:style-name="Internet_20_link" text:visited-style-name="Visited_20_Internet_20_Link"><text:span text:style-name="T121">https://github.com/ecomfe/echarts</text:span></text:a><text:span text:style-name="T121"> Accessed </text:span><text:span text:style-name="T123">20. May</text:span><text:span text:style-name="T121"> 2018</text:span><text:bookmark-end text:name="__RefNumPara__1943_2977184590"/></text:p>
              </text:list-item>
            </text:list>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cala Sans" svg:font-family="'Scala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28T10:55:35.038389689</dc:date>
    <meta:editing-duration>P1DT17H54M2S</meta:editing-duration>
    <meta:editing-cycles>1323</meta:editing-cycles>
    <meta:generator>LibreOffice/6.0.3.2$Linux_X86_64 LibreOffice_project/00m0$Build-2</meta:generator>
    <meta:document-statistic meta:table-count="1" meta:image-count="0" meta:object-count="0" meta:page-count="9" meta:paragraph-count="106" meta:word-count="4556" meta:character-count="28008" meta:non-whitespace-character-count="23556"/>
  </office:meta>
</office:document-meta>
</file>